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style-name="ce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base</text:p>
          </table:table-cell>
          <table:table-cell table:style-name="ce5" office:value-type="float" office:value="50" calcext:value-type="float">
            <text:p>50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increment</text:p>
          </table:table-cell>
          <table:table-cell table:style-name="ce5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xp to</text:p>
          </table:table-cell>
          <table:table-cell table:style-name="ce2" office:value-type="string" calcext:value-type="string">
            <text:p>dif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7]+([.$C$4]*[.B8])" office:value-type="float" office:value="150" calcext:value-type="float">
            <text:p>150</text:p>
          </table:table-cell>
          <table:table-cell table:formula="of:=[.C8]-[.C7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]+([.$C$4]*[.B9])" office:value-type="float" office:value="350" calcext:value-type="float">
            <text:p>350</text:p>
          </table:table-cell>
          <table:table-cell table:formula="of:=[.C9]-[.C8]"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9]+([.$C$4]*[.B10])" office:value-type="float" office:value="650" calcext:value-type="float">
            <text:p>650</text:p>
          </table:table-cell>
          <table:table-cell table:formula="of:=[.C10]-[.C9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0]+([.$C$4]*[.B11])" office:value-type="float" office:value="1050" calcext:value-type="float">
            <text:p>1050</text:p>
          </table:table-cell>
          <table:table-cell table:formula="of:=[.C11]-[.C10]"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1]+([.$C$4]*[.B12])" office:value-type="float" office:value="1550" calcext:value-type="float">
            <text:p>1550</text:p>
          </table:table-cell>
          <table:table-cell table:formula="of:=[.C12]-[.C11]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2]+([.$C$4]*[.B13])" office:value-type="float" office:value="2150" calcext:value-type="float">
            <text:p>2150</text:p>
          </table:table-cell>
          <table:table-cell table:formula="of:=[.C13]-[.C12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13]+([.$C$4]*[.B14])" office:value-type="float" office:value="2850" calcext:value-type="float">
            <text:p>2850</text:p>
          </table:table-cell>
          <table:table-cell table:formula="of:=[.C14]-[.C13]"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4]+([.$C$4]*[.B15])" office:value-type="float" office:value="3650" calcext:value-type="float">
            <text:p>3650</text:p>
          </table:table-cell>
          <table:table-cell table:formula="of:=[.C15]-[.C14]"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5]+([.$C$4]*[.B16])" office:value-type="float" office:value="4550" calcext:value-type="float">
            <text:p>4550</text:p>
          </table:table-cell>
          <table:table-cell table:formula="of:=[.C16]-[.C15]"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6]+([.$C$4]*[.B17])" office:value-type="float" office:value="5550" calcext:value-type="float">
            <text:p>5550</text:p>
          </table:table-cell>
          <table:table-cell table:formula="of:=[.C17]-[.C16]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7]+([.$C$4]*[.B18])" office:value-type="float" office:value="6650" calcext:value-type="float">
            <text:p>6650</text:p>
          </table:table-cell>
          <table:table-cell table:formula="of:=[.C18]-[.C17]"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8]+([.$C$4]*[.B19])" office:value-type="float" office:value="7850" calcext:value-type="float">
            <text:p>7850</text:p>
          </table:table-cell>
          <table:table-cell table:formula="of:=[.C19]-[.C18]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9]+([.$C$4]*[.B20])" office:value-type="float" office:value="9150" calcext:value-type="float">
            <text:p>9150</text:p>
          </table:table-cell>
          <table:table-cell table:formula="of:=[.C20]-[.C19]" office:value-type="float" office:value="1300" calcext:value-type="float">
            <text:p>13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20]+([.$C$4]*[.B21])" office:value-type="float" office:value="10550" calcext:value-type="float">
            <text:p>10550</text:p>
          </table:table-cell>
          <table:table-cell table:formula="of:=[.C21]-[.C20]" office:value-type="float" office:value="1400" calcext:value-type="float">
            <text:p>14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21]+([.$C$4]*[.B22])" office:value-type="float" office:value="12050" calcext:value-type="float">
            <text:p>12050</text:p>
          </table:table-cell>
          <table:table-cell table:formula="of:=[.C22]-[.C21]"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22]+([.$C$4]*[.B23])" office:value-type="float" office:value="13650" calcext:value-type="float">
            <text:p>13650</text:p>
          </table:table-cell>
          <table:table-cell table:formula="of:=[.C23]-[.C22]"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23]+([.$C$4]*[.B24])" office:value-type="float" office:value="15350" calcext:value-type="float">
            <text:p>15350</text:p>
          </table:table-cell>
          <table:table-cell table:formula="of:=[.C24]-[.C23]" office:value-type="float" office:value="1700" calcext:value-type="float">
            <text:p>17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4]+([.$C$4]*[.B25])" office:value-type="float" office:value="17150" calcext:value-type="float">
            <text:p>17150</text:p>
          </table:table-cell>
          <table:table-cell table:formula="of:=[.C25]-[.C24]" office:value-type="float" office:value="1800" calcext:value-type="float">
            <text:p>18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5]+([.$C$4]*[.B26])" office:value-type="float" office:value="19050" calcext:value-type="float">
            <text:p>19050</text:p>
          </table:table-cell>
          <table:table-cell table:formula="of:=[.C26]-[.C25]" office:value-type="float" office:value="1900" calcext:value-type="float">
            <text:p>19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6]+([.$C$4]*[.B27])" office:value-type="float" office:value="21050" calcext:value-type="float">
            <text:p>21050</text:p>
          </table:table-cell>
          <table:table-cell table:formula="of:=[.C27]-[.C26]"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C27]+([.$C$4]*[.B28])" office:value-type="float" office:value="23150" calcext:value-type="float">
            <text:p>23150</text:p>
          </table:table-cell>
          <table:table-cell table:formula="of:=[.C28]-[.C27]" office:value-type="float" office:value="2100" calcext:value-type="float">
            <text:p>210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C28]+([.$C$4]*[.B29])" office:value-type="float" office:value="25350" calcext:value-type="float">
            <text:p>25350</text:p>
          </table:table-cell>
          <table:table-cell table:formula="of:=[.C29]-[.C28]" office:value-type="float" office:value="2200" calcext:value-type="float">
            <text:p>22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C29]+([.$C$4]*[.B30])" office:value-type="float" office:value="27650" calcext:value-type="float">
            <text:p>27650</text:p>
          </table:table-cell>
          <table:table-cell table:formula="of:=[.C30]-[.C29]" office:value-type="float" office:value="2300" calcext:value-type="float">
            <text:p>230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C30]+([.$C$4]*[.B31])" office:value-type="float" office:value="30050" calcext:value-type="float">
            <text:p>30050</text:p>
          </table:table-cell>
          <table:table-cell table:formula="of:=[.C31]-[.C30]" office:value-type="float" office:value="2400" calcext:value-type="float">
            <text:p>24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C31]+([.$C$4]*[.B32])" office:value-type="float" office:value="32550" calcext:value-type="float">
            <text:p>32550</text:p>
          </table:table-cell>
          <table:table-cell table:formula="of:=[.C32]-[.C31]"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C32]+([.$C$4]*[.B33])" office:value-type="float" office:value="35150" calcext:value-type="float">
            <text:p>35150</text:p>
          </table:table-cell>
          <table:table-cell table:formula="of:=[.C33]-[.C32]" office:value-type="float" office:value="2600" calcext:value-type="float">
            <text:p>260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C33]+([.$C$4]*[.B34])" office:value-type="float" office:value="37850" calcext:value-type="float">
            <text:p>37850</text:p>
          </table:table-cell>
          <table:table-cell table:formula="of:=[.C34]-[.C33]" office:value-type="float" office:value="2700" calcext:value-type="float">
            <text:p>270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C34]+([.$C$4]*[.B35])" office:value-type="float" office:value="40650" calcext:value-type="float">
            <text:p>40650</text:p>
          </table:table-cell>
          <table:table-cell table:formula="of:=[.C35]-[.C34]" office:value-type="float" office:value="2800" calcext:value-type="float">
            <text:p>28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C35]+([.$C$4]*[.B36])" office:value-type="float" office:value="43550" calcext:value-type="float">
            <text:p>43550</text:p>
          </table:table-cell>
          <table:table-cell table:formula="of:=[.C36]-[.C35]" office:value-type="float" office:value="2900" calcext:value-type="float">
            <text:p>290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C36]+([.$C$4]*[.B37])" office:value-type="float" office:value="46550" calcext:value-type="float">
            <text:p>46550</text:p>
          </table:table-cell>
          <table:table-cell table:formula="of:=[.C37]-[.C36]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C37]+([.$C$4]*[.B38])" office:value-type="float" office:value="49650" calcext:value-type="float">
            <text:p>49650</text:p>
          </table:table-cell>
          <table:table-cell table:formula="of:=[.C38]-[.C37]" office:value-type="float" office:value="3100" calcext:value-type="float">
            <text:p>31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C38]+([.$C$4]*[.B39])" office:value-type="float" office:value="52850" calcext:value-type="float">
            <text:p>52850</text:p>
          </table:table-cell>
          <table:table-cell table:formula="of:=[.C39]-[.C38]" office:value-type="float" office:value="3200" calcext:value-type="float">
            <text:p>320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C39]+([.$C$4]*[.B40])" office:value-type="float" office:value="56150" calcext:value-type="float">
            <text:p>56150</text:p>
          </table:table-cell>
          <table:table-cell table:formula="of:=[.C40]-[.C39]" office:value-type="float" office:value="3300" calcext:value-type="float">
            <text:p>330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C40]+([.$C$4]*[.B41])" office:value-type="float" office:value="59550" calcext:value-type="float">
            <text:p>59550</text:p>
          </table:table-cell>
          <table:table-cell table:formula="of:=[.C41]-[.C40]" office:value-type="float" office:value="3400" calcext:value-type="float">
            <text:p>34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C41]+([.$C$4]*[.B42])" office:value-type="float" office:value="63050" calcext:value-type="float">
            <text:p>63050</text:p>
          </table:table-cell>
          <table:table-cell table:formula="of:=[.C42]-[.C41]" office:value-type="float" office:value="3500" calcext:value-type="float">
            <text:p>350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C42]+([.$C$4]*[.B43])" office:value-type="float" office:value="66650" calcext:value-type="float">
            <text:p>66650</text:p>
          </table:table-cell>
          <table:table-cell table:formula="of:=[.C43]-[.C42]" office:value-type="float" office:value="3600" calcext:value-type="float">
            <text:p>360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C43]+([.$C$4]*[.B44])" office:value-type="float" office:value="70350" calcext:value-type="float">
            <text:p>70350</text:p>
          </table:table-cell>
          <table:table-cell table:formula="of:=[.C44]-[.C43]" office:value-type="float" office:value="3700" calcext:value-type="float">
            <text:p>370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C44]+([.$C$4]*[.B45])" office:value-type="float" office:value="74150" calcext:value-type="float">
            <text:p>74150</text:p>
          </table:table-cell>
          <table:table-cell table:formula="of:=[.C45]-[.C44]" office:value-type="float" office:value="3800" calcext:value-type="float">
            <text:p>380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C45]+([.$C$4]*[.B46])" office:value-type="float" office:value="78050" calcext:value-type="float">
            <text:p>78050</text:p>
          </table:table-cell>
          <table:table-cell table:formula="of:=[.C46]-[.C45]" office:value-type="float" office:value="3900" calcext:value-type="float">
            <text:p>39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C46]+([.$C$4]*[.B47])" office:value-type="float" office:value="82050" calcext:value-type="float">
            <text:p>82050</text:p>
          </table:table-cell>
          <table:table-cell table:formula="of:=[.C47]-[.C46]"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C47]+([.$C$4]*[.B48])" office:value-type="float" office:value="86150" calcext:value-type="float">
            <text:p>86150</text:p>
          </table:table-cell>
          <table:table-cell table:formula="of:=[.C48]-[.C47]" office:value-type="float" office:value="4100" calcext:value-type="float">
            <text:p>410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C48]+([.$C$4]*[.B49])" office:value-type="float" office:value="90350" calcext:value-type="float">
            <text:p>90350</text:p>
          </table:table-cell>
          <table:table-cell table:formula="of:=[.C49]-[.C48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C49]+([.$C$4]*[.B50])" office:value-type="float" office:value="94650" calcext:value-type="float">
            <text:p>94650</text:p>
          </table:table-cell>
          <table:table-cell table:formula="of:=[.C50]-[.C49]" office:value-type="float" office:value="4300" calcext:value-type="float">
            <text:p>430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C50]+([.$C$4]*[.B51])" office:value-type="float" office:value="99050" calcext:value-type="float">
            <text:p>99050</text:p>
          </table:table-cell>
          <table:table-cell table:formula="of:=[.C51]-[.C50]" office:value-type="float" office:value="4400" calcext:value-type="float">
            <text:p>440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C51]+([.$C$4]*[.B52])" office:value-type="float" office:value="103550" calcext:value-type="float">
            <text:p>103550</text:p>
          </table:table-cell>
          <table:table-cell table:formula="of:=[.C52]-[.C51]"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C52]+([.$C$4]*[.B53])" office:value-type="float" office:value="108150" calcext:value-type="float">
            <text:p>108150</text:p>
          </table:table-cell>
          <table:table-cell table:formula="of:=[.C53]-[.C52]" office:value-type="float" office:value="4600" calcext:value-type="float">
            <text:p>460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C53]+([.$C$4]*[.B54])" office:value-type="float" office:value="112850" calcext:value-type="float">
            <text:p>112850</text:p>
          </table:table-cell>
          <table:table-cell table:formula="of:=[.C54]-[.C53]" office:value-type="float" office:value="4700" calcext:value-type="float">
            <text:p>470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C54]+([.$C$4]*[.B55])" office:value-type="float" office:value="117650" calcext:value-type="float">
            <text:p>117650</text:p>
          </table:table-cell>
          <table:table-cell table:formula="of:=[.C55]-[.C54]" office:value-type="float" office:value="4800" calcext:value-type="float">
            <text:p>480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C55]+([.$C$4]*[.B56])" office:value-type="float" office:value="122550" calcext:value-type="float">
            <text:p>122550</text:p>
          </table:table-cell>
          <table:table-cell table:formula="of:=[.C56]-[.C55]" office:value-type="float" office:value="4900" calcext:value-type="float">
            <text:p>490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C56]+([.$C$4]*[.B57])" office:value-type="float" office:value="127550" calcext:value-type="float">
            <text:p>127550</text:p>
          </table:table-cell>
          <table:table-cell table:formula="of:=[.C57]-[.C56]"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C57]+([.$C$4]*[.B58])" office:value-type="float" office:value="132650" calcext:value-type="float">
            <text:p>132650</text:p>
          </table:table-cell>
          <table:table-cell table:formula="of:=[.C58]-[.C57]" office:value-type="float" office:value="5100" calcext:value-type="float">
            <text:p>510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C58]+([.$C$4]*[.B59])" office:value-type="float" office:value="137850" calcext:value-type="float">
            <text:p>137850</text:p>
          </table:table-cell>
          <table:table-cell table:formula="of:=[.C59]-[.C58]" office:value-type="float" office:value="5200" calcext:value-type="float">
            <text:p>520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C59]+([.$C$4]*[.B60])" office:value-type="float" office:value="143150" calcext:value-type="float">
            <text:p>143150</text:p>
          </table:table-cell>
          <table:table-cell table:formula="of:=[.C60]-[.C59]" office:value-type="float" office:value="5300" calcext:value-type="float">
            <text:p>530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C60]+([.$C$4]*[.B61])" office:value-type="float" office:value="148550" calcext:value-type="float">
            <text:p>148550</text:p>
          </table:table-cell>
          <table:table-cell table:formula="of:=[.C61]-[.C60]" office:value-type="float" office:value="5400" calcext:value-type="float">
            <text:p>540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C61]+([.$C$4]*[.B62])" office:value-type="float" office:value="154050" calcext:value-type="float">
            <text:p>154050</text:p>
          </table:table-cell>
          <table:table-cell table:formula="of:=[.C62]-[.C61]" office:value-type="float" office:value="5500" calcext:value-type="float">
            <text:p>550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C62]+([.$C$4]*[.B63])" office:value-type="float" office:value="159650" calcext:value-type="float">
            <text:p>159650</text:p>
          </table:table-cell>
          <table:table-cell table:formula="of:=[.C63]-[.C62]" office:value-type="float" office:value="5600" calcext:value-type="float">
            <text:p>560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C63]+([.$C$4]*[.B64])" office:value-type="float" office:value="165350" calcext:value-type="float">
            <text:p>165350</text:p>
          </table:table-cell>
          <table:table-cell table:formula="of:=[.C64]-[.C63]" office:value-type="float" office:value="5700" calcext:value-type="float">
            <text:p>570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C64]+([.$C$4]*[.B65])" office:value-type="float" office:value="171150" calcext:value-type="float">
            <text:p>171150</text:p>
          </table:table-cell>
          <table:table-cell table:formula="of:=[.C65]-[.C64]" office:value-type="float" office:value="5800" calcext:value-type="float">
            <text:p>580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C65]+([.$C$4]*[.B66])" office:value-type="float" office:value="177050" calcext:value-type="float">
            <text:p>177050</text:p>
          </table:table-cell>
          <table:table-cell table:formula="of:=[.C66]-[.C65]" office:value-type="float" office:value="5900" calcext:value-type="float">
            <text:p>590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C66]+([.$C$4]*[.B67])" office:value-type="float" office:value="183050" calcext:value-type="float">
            <text:p>183050</text:p>
          </table:table-cell>
          <table:table-cell table:formula="of:=[.C67]-[.C66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C67]+([.$C$4]*[.B68])" office:value-type="float" office:value="189150" calcext:value-type="float">
            <text:p>189150</text:p>
          </table:table-cell>
          <table:table-cell table:formula="of:=[.C68]-[.C67]" office:value-type="float" office:value="6100" calcext:value-type="float">
            <text:p>610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C68]+([.$C$4]*[.B69])" office:value-type="float" office:value="195350" calcext:value-type="float">
            <text:p>195350</text:p>
          </table:table-cell>
          <table:table-cell table:formula="of:=[.C69]-[.C68]" office:value-type="float" office:value="6200" calcext:value-type="float">
            <text:p>620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C69]+([.$C$4]*[.B70])" office:value-type="float" office:value="201650" calcext:value-type="float">
            <text:p>201650</text:p>
          </table:table-cell>
          <table:table-cell table:formula="of:=[.C70]-[.C69]" office:value-type="float" office:value="6300" calcext:value-type="float">
            <text:p>630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C70]+([.$C$4]*[.B71])" office:value-type="float" office:value="208050" calcext:value-type="float">
            <text:p>208050</text:p>
          </table:table-cell>
          <table:table-cell table:formula="of:=[.C71]-[.C70]" office:value-type="float" office:value="6400" calcext:value-type="float">
            <text:p>640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C71]+([.$C$4]*[.B72])" office:value-type="float" office:value="214550" calcext:value-type="float">
            <text:p>214550</text:p>
          </table:table-cell>
          <table:table-cell table:formula="of:=[.C72]-[.C71]"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C72]+([.$C$4]*[.B73])" office:value-type="float" office:value="221150" calcext:value-type="float">
            <text:p>221150</text:p>
          </table:table-cell>
          <table:table-cell table:formula="of:=[.C73]-[.C72]" office:value-type="float" office:value="6600" calcext:value-type="float">
            <text:p>660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C73]+([.$C$4]*[.B74])" office:value-type="float" office:value="227850" calcext:value-type="float">
            <text:p>227850</text:p>
          </table:table-cell>
          <table:table-cell table:formula="of:=[.C74]-[.C73]" office:value-type="float" office:value="6700" calcext:value-type="float">
            <text:p>670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C74]+([.$C$4]*[.B75])" office:value-type="float" office:value="234650" calcext:value-type="float">
            <text:p>234650</text:p>
          </table:table-cell>
          <table:table-cell table:formula="of:=[.C75]-[.C74]" office:value-type="float" office:value="6800" calcext:value-type="float">
            <text:p>680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C75]+([.$C$4]*[.B76])" office:value-type="float" office:value="241550" calcext:value-type="float">
            <text:p>241550</text:p>
          </table:table-cell>
          <table:table-cell table:formula="of:=[.C76]-[.C75]" office:value-type="float" office:value="6900" calcext:value-type="float">
            <text:p>690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C76]+([.$C$4]*[.B77])" office:value-type="float" office:value="248550" calcext:value-type="float">
            <text:p>248550</text:p>
          </table:table-cell>
          <table:table-cell table:formula="of:=[.C77]-[.C76]" office:value-type="float" office:value="7000" calcext:value-type="float">
            <text:p>700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C77]+([.$C$4]*[.B78])" office:value-type="float" office:value="255650" calcext:value-type="float">
            <text:p>255650</text:p>
          </table:table-cell>
          <table:table-cell table:formula="of:=[.C78]-[.C77]" office:value-type="float" office:value="7100" calcext:value-type="float">
            <text:p>710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C78]+([.$C$4]*[.B79])" office:value-type="float" office:value="262850" calcext:value-type="float">
            <text:p>262850</text:p>
          </table:table-cell>
          <table:table-cell table:formula="of:=[.C79]-[.C78]" office:value-type="float" office:value="7200" calcext:value-type="float">
            <text:p>720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C79]+([.$C$4]*[.B80])" office:value-type="float" office:value="270150" calcext:value-type="float">
            <text:p>270150</text:p>
          </table:table-cell>
          <table:table-cell table:formula="of:=[.C80]-[.C79]" office:value-type="float" office:value="7300" calcext:value-type="float">
            <text:p>730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C80]+([.$C$4]*[.B81])" office:value-type="float" office:value="277550" calcext:value-type="float">
            <text:p>277550</text:p>
          </table:table-cell>
          <table:table-cell table:formula="of:=[.C81]-[.C80]" office:value-type="float" office:value="7400" calcext:value-type="float">
            <text:p>740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C81]+([.$C$4]*[.B82])" office:value-type="float" office:value="285050" calcext:value-type="float">
            <text:p>285050</text:p>
          </table:table-cell>
          <table:table-cell table:formula="of:=[.C82]-[.C81]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C82]+([.$C$4]*[.B83])" office:value-type="float" office:value="292650" calcext:value-type="float">
            <text:p>292650</text:p>
          </table:table-cell>
          <table:table-cell table:formula="of:=[.C83]-[.C82]" office:value-type="float" office:value="7600" calcext:value-type="float">
            <text:p>760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C83]+([.$C$4]*[.B84])" office:value-type="float" office:value="300350" calcext:value-type="float">
            <text:p>300350</text:p>
          </table:table-cell>
          <table:table-cell table:formula="of:=[.C84]-[.C83]" office:value-type="float" office:value="7700" calcext:value-type="float">
            <text:p>770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C84]+([.$C$4]*[.B85])" office:value-type="float" office:value="308150" calcext:value-type="float">
            <text:p>308150</text:p>
          </table:table-cell>
          <table:table-cell table:formula="of:=[.C85]-[.C84]" office:value-type="float" office:value="7800" calcext:value-type="float">
            <text:p>780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C85]+([.$C$4]*[.B86])" office:value-type="float" office:value="316050" calcext:value-type="float">
            <text:p>316050</text:p>
          </table:table-cell>
          <table:table-cell table:formula="of:=[.C86]-[.C85]" office:value-type="float" office:value="7900" calcext:value-type="float">
            <text:p>790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C86]+([.$C$4]*[.B87])" office:value-type="float" office:value="324050" calcext:value-type="float">
            <text:p>324050</text:p>
          </table:table-cell>
          <table:table-cell table:formula="of:=[.C87]-[.C86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C87]+([.$C$4]*[.B88])" office:value-type="float" office:value="332150" calcext:value-type="float">
            <text:p>332150</text:p>
          </table:table-cell>
          <table:table-cell table:formula="of:=[.C88]-[.C87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C88]+([.$C$4]*[.B89])" office:value-type="float" office:value="340350" calcext:value-type="float">
            <text:p>340350</text:p>
          </table:table-cell>
          <table:table-cell table:formula="of:=[.C89]-[.C88]" office:value-type="float" office:value="8200" calcext:value-type="float">
            <text:p>820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C89]+([.$C$4]*[.B90])" office:value-type="float" office:value="348650" calcext:value-type="float">
            <text:p>348650</text:p>
          </table:table-cell>
          <table:table-cell table:formula="of:=[.C90]-[.C89]" office:value-type="float" office:value="8300" calcext:value-type="float">
            <text:p>830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C90]+([.$C$4]*[.B91])" office:value-type="float" office:value="357050" calcext:value-type="float">
            <text:p>357050</text:p>
          </table:table-cell>
          <table:table-cell table:formula="of:=[.C91]-[.C90]" office:value-type="float" office:value="8400" calcext:value-type="float">
            <text:p>840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C91]+([.$C$4]*[.B92])" office:value-type="float" office:value="365550" calcext:value-type="float">
            <text:p>365550</text:p>
          </table:table-cell>
          <table:table-cell table:formula="of:=[.C92]-[.C91]" office:value-type="float" office:value="8500" calcext:value-type="float">
            <text:p>850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C92]+([.$C$4]*[.B93])" office:value-type="float" office:value="374150" calcext:value-type="float">
            <text:p>374150</text:p>
          </table:table-cell>
          <table:table-cell table:formula="of:=[.C93]-[.C92]" office:value-type="float" office:value="8600" calcext:value-type="float">
            <text:p>860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C93]+([.$C$4]*[.B94])" office:value-type="float" office:value="382850" calcext:value-type="float">
            <text:p>382850</text:p>
          </table:table-cell>
          <table:table-cell table:formula="of:=[.C94]-[.C93]" office:value-type="float" office:value="8700" calcext:value-type="float">
            <text:p>870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C94]+([.$C$4]*[.B95])" office:value-type="float" office:value="391650" calcext:value-type="float">
            <text:p>391650</text:p>
          </table:table-cell>
          <table:table-cell table:formula="of:=[.C95]-[.C94]" office:value-type="float" office:value="8800" calcext:value-type="float">
            <text:p>880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C95]+([.$C$4]*[.B96])" office:value-type="float" office:value="400550" calcext:value-type="float">
            <text:p>400550</text:p>
          </table:table-cell>
          <table:table-cell table:formula="of:=[.C96]-[.C95]" office:value-type="float" office:value="8900" calcext:value-type="float">
            <text:p>890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C96]+([.$C$4]*[.B97])" office:value-type="float" office:value="409550" calcext:value-type="float">
            <text:p>409550</text:p>
          </table:table-cell>
          <table:table-cell table:formula="of:=[.C97]-[.C96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C97]+([.$C$4]*[.B98])" office:value-type="float" office:value="418650" calcext:value-type="float">
            <text:p>418650</text:p>
          </table:table-cell>
          <table:table-cell table:formula="of:=[.C98]-[.C97]" office:value-type="float" office:value="9100" calcext:value-type="float">
            <text:p>910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C98]+([.$C$4]*[.B99])" office:value-type="float" office:value="427850" calcext:value-type="float">
            <text:p>427850</text:p>
          </table:table-cell>
          <table:table-cell table:formula="of:=[.C99]-[.C98]" office:value-type="float" office:value="9200" calcext:value-type="float">
            <text:p>920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C99]+([.$C$4]*[.B100])" office:value-type="float" office:value="437150" calcext:value-type="float">
            <text:p>437150</text:p>
          </table:table-cell>
          <table:table-cell table:formula="of:=[.C100]-[.C99]" office:value-type="float" office:value="9300" calcext:value-type="float">
            <text:p>930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C100]+([.$C$4]*[.B101])" office:value-type="float" office:value="446550" calcext:value-type="float">
            <text:p>446550</text:p>
          </table:table-cell>
          <table:table-cell table:formula="of:=[.C101]-[.C100]" office:value-type="float" office:value="9400" calcext:value-type="float">
            <text:p>940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C101]+([.$C$4]*[.B102])" office:value-type="float" office:value="456050" calcext:value-type="float">
            <text:p>456050</text:p>
          </table:table-cell>
          <table:table-cell table:formula="of:=[.C102]-[.C101]" office:value-type="float" office:value="9500" calcext:value-type="float">
            <text:p>950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C102]+([.$C$4]*[.B103])" office:value-type="float" office:value="465650" calcext:value-type="float">
            <text:p>465650</text:p>
          </table:table-cell>
          <table:table-cell table:formula="of:=[.C103]-[.C102]" office:value-type="float" office:value="9600" calcext:value-type="float">
            <text:p>960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C103]+([.$C$4]*[.B104])" office:value-type="float" office:value="475350" calcext:value-type="float">
            <text:p>475350</text:p>
          </table:table-cell>
          <table:table-cell table:formula="of:=[.C104]-[.C103]" office:value-type="float" office:value="9700" calcext:value-type="float">
            <text:p>970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C104]+([.$C$4]*[.B105])" office:value-type="float" office:value="485150" calcext:value-type="float">
            <text:p>485150</text:p>
          </table:table-cell>
          <table:table-cell table:formula="of:=[.C105]-[.C104]" office:value-type="float" office:value="9800" calcext:value-type="float">
            <text:p>980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C105]+([.$C$4]*[.B106])" office:value-type="float" office:value="495050" calcext:value-type="float">
            <text:p>495050</text:p>
          </table:table-cell>
          <table:table-cell table:formula="of:=[.C106]-[.C105]" office:value-type="float" office:value="9900" calcext:value-type="float">
            <text:p>99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106]+([.$C$4]*[.B107])" office:value-type="float" office:value="505050" calcext:value-type="float">
            <text:p>505050</text:p>
          </table:table-cell>
          <table:table-cell table:formula="of:=[.C107]-[.C106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C107]+([.$C$4]*[.B108])" office:value-type="float" office:value="515150" calcext:value-type="float">
            <text:p>515150</text:p>
          </table:table-cell>
          <table:table-cell table:formula="of:=[.C108]-[.C107]" office:value-type="float" office:value="10100" calcext:value-type="float">
            <text:p>1010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C108]+([.$C$4]*[.B109])" office:value-type="float" office:value="525350" calcext:value-type="float">
            <text:p>525350</text:p>
          </table:table-cell>
          <table:table-cell table:formula="of:=[.C109]-[.C108]" office:value-type="float" office:value="10200" calcext:value-type="float">
            <text:p>1020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C109]+([.$C$4]*[.B110])" office:value-type="float" office:value="535650" calcext:value-type="float">
            <text:p>535650</text:p>
          </table:table-cell>
          <table:table-cell table:formula="of:=[.C110]-[.C109]" office:value-type="float" office:value="10300" calcext:value-type="float">
            <text:p>1030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C110]+([.$C$4]*[.B111])" office:value-type="float" office:value="546050" calcext:value-type="float">
            <text:p>546050</text:p>
          </table:table-cell>
          <table:table-cell table:formula="of:=[.C111]-[.C110]" office:value-type="float" office:value="10400" calcext:value-type="float">
            <text:p>1040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C111]+([.$C$4]*[.B112])" office:value-type="float" office:value="556550" calcext:value-type="float">
            <text:p>556550</text:p>
          </table:table-cell>
          <table:table-cell table:formula="of:=[.C112]-[.C111]" office:value-type="float" office:value="10500" calcext:value-type="float">
            <text:p>1050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C112]+([.$C$4]*[.B113])" office:value-type="float" office:value="567150" calcext:value-type="float">
            <text:p>567150</text:p>
          </table:table-cell>
          <table:table-cell table:formula="of:=[.C113]-[.C112]" office:value-type="float" office:value="10600" calcext:value-type="float">
            <text:p>1060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C113]+([.$C$4]*[.B114])" office:value-type="float" office:value="577850" calcext:value-type="float">
            <text:p>577850</text:p>
          </table:table-cell>
          <table:table-cell table:formula="of:=[.C114]-[.C113]" office:value-type="float" office:value="10700" calcext:value-type="float">
            <text:p>1070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C114]+([.$C$4]*[.B115])" office:value-type="float" office:value="588650" calcext:value-type="float">
            <text:p>588650</text:p>
          </table:table-cell>
          <table:table-cell table:formula="of:=[.C115]-[.C114]" office:value-type="float" office:value="10800" calcext:value-type="float">
            <text:p>1080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C115]+([.$C$4]*[.B116])" office:value-type="float" office:value="599550" calcext:value-type="float">
            <text:p>599550</text:p>
          </table:table-cell>
          <table:table-cell table:formula="of:=[.C116]-[.C115]" office:value-type="float" office:value="10900" calcext:value-type="float">
            <text:p>1090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C116]+([.$C$4]*[.B117])" office:value-type="float" office:value="610550" calcext:value-type="float">
            <text:p>610550</text:p>
          </table:table-cell>
          <table:table-cell table:formula="of:=[.C117]-[.C116]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C117]+([.$C$4]*[.B118])" office:value-type="float" office:value="621650" calcext:value-type="float">
            <text:p>621650</text:p>
          </table:table-cell>
          <table:table-cell table:formula="of:=[.C118]-[.C117]" office:value-type="float" office:value="11100" calcext:value-type="float">
            <text:p>1110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C118]+([.$C$4]*[.B119])" office:value-type="float" office:value="632850" calcext:value-type="float">
            <text:p>632850</text:p>
          </table:table-cell>
          <table:table-cell table:formula="of:=[.C119]-[.C118]" office:value-type="float" office:value="11200" calcext:value-type="float">
            <text:p>1120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C119]+([.$C$4]*[.B120])" office:value-type="float" office:value="644150" calcext:value-type="float">
            <text:p>644150</text:p>
          </table:table-cell>
          <table:table-cell table:formula="of:=[.C120]-[.C119]" office:value-type="float" office:value="11300" calcext:value-type="float">
            <text:p>1130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C120]+([.$C$4]*[.B121])" office:value-type="float" office:value="655550" calcext:value-type="float">
            <text:p>655550</text:p>
          </table:table-cell>
          <table:table-cell table:formula="of:=[.C121]-[.C120]" office:value-type="float" office:value="11400" calcext:value-type="float">
            <text:p>1140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C121]+([.$C$4]*[.B122])" office:value-type="float" office:value="667050" calcext:value-type="float">
            <text:p>667050</text:p>
          </table:table-cell>
          <table:table-cell table:formula="of:=[.C122]-[.C121]" office:value-type="float" office:value="11500" calcext:value-type="float">
            <text:p>1150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C122]+([.$C$4]*[.B123])" office:value-type="float" office:value="678650" calcext:value-type="float">
            <text:p>678650</text:p>
          </table:table-cell>
          <table:table-cell table:formula="of:=[.C123]-[.C122]" office:value-type="float" office:value="11600" calcext:value-type="float">
            <text:p>1160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C123]+([.$C$4]*[.B124])" office:value-type="float" office:value="690350" calcext:value-type="float">
            <text:p>690350</text:p>
          </table:table-cell>
          <table:table-cell table:formula="of:=[.C124]-[.C123]" office:value-type="float" office:value="11700" calcext:value-type="float">
            <text:p>1170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C124]+([.$C$4]*[.B125])" office:value-type="float" office:value="702150" calcext:value-type="float">
            <text:p>702150</text:p>
          </table:table-cell>
          <table:table-cell table:formula="of:=[.C125]-[.C124]" office:value-type="float" office:value="11800" calcext:value-type="float">
            <text:p>1180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C125]+([.$C$4]*[.B126])" office:value-type="float" office:value="714050" calcext:value-type="float">
            <text:p>714050</text:p>
          </table:table-cell>
          <table:table-cell table:formula="of:=[.C126]-[.C125]" office:value-type="float" office:value="11900" calcext:value-type="float">
            <text:p>1190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C126]+([.$C$4]*[.B127])" office:value-type="float" office:value="726050" calcext:value-type="float">
            <text:p>726050</text:p>
          </table:table-cell>
          <table:table-cell table:formula="of:=[.C127]-[.C126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C127]+([.$C$4]*[.B128])" office:value-type="float" office:value="738150" calcext:value-type="float">
            <text:p>738150</text:p>
          </table:table-cell>
          <table:table-cell table:formula="of:=[.C128]-[.C127]" office:value-type="float" office:value="12100" calcext:value-type="float">
            <text:p>1210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C128]+([.$C$4]*[.B129])" office:value-type="float" office:value="750350" calcext:value-type="float">
            <text:p>750350</text:p>
          </table:table-cell>
          <table:table-cell table:formula="of:=[.C129]-[.C128]" office:value-type="float" office:value="12200" calcext:value-type="float">
            <text:p>1220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C129]+([.$C$4]*[.B130])" office:value-type="float" office:value="762650" calcext:value-type="float">
            <text:p>762650</text:p>
          </table:table-cell>
          <table:table-cell table:formula="of:=[.C130]-[.C129]" office:value-type="float" office:value="12300" calcext:value-type="float">
            <text:p>12300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C130]+([.$C$4]*[.B131])" office:value-type="float" office:value="775050" calcext:value-type="float">
            <text:p>775050</text:p>
          </table:table-cell>
          <table:table-cell table:formula="of:=[.C131]-[.C130]" office:value-type="float" office:value="12400" calcext:value-type="float">
            <text:p>1240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C131]+([.$C$4]*[.B132])" office:value-type="float" office:value="787550" calcext:value-type="float">
            <text:p>787550</text:p>
          </table:table-cell>
          <table:table-cell table:formula="of:=[.C132]-[.C131]" office:value-type="float" office:value="12500" calcext:value-type="float">
            <text:p>1250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C132]+([.$C$4]*[.B133])" office:value-type="float" office:value="800150" calcext:value-type="float">
            <text:p>800150</text:p>
          </table:table-cell>
          <table:table-cell table:formula="of:=[.C133]-[.C132]" office:value-type="float" office:value="12600" calcext:value-type="float">
            <text:p>1260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C133]+([.$C$4]*[.B134])" office:value-type="float" office:value="812850" calcext:value-type="float">
            <text:p>812850</text:p>
          </table:table-cell>
          <table:table-cell table:formula="of:=[.C134]-[.C133]" office:value-type="float" office:value="12700" calcext:value-type="float">
            <text:p>1270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C134]+([.$C$4]*[.B135])" office:value-type="float" office:value="825650" calcext:value-type="float">
            <text:p>825650</text:p>
          </table:table-cell>
          <table:table-cell table:formula="of:=[.C135]-[.C134]" office:value-type="float" office:value="12800" calcext:value-type="float">
            <text:p>1280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C135]+([.$C$4]*[.B136])" office:value-type="float" office:value="838550" calcext:value-type="float">
            <text:p>838550</text:p>
          </table:table-cell>
          <table:table-cell table:formula="of:=[.C136]-[.C135]" office:value-type="float" office:value="12900" calcext:value-type="float">
            <text:p>1290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C136]+([.$C$4]*[.B137])" office:value-type="float" office:value="851550" calcext:value-type="float">
            <text:p>851550</text:p>
          </table:table-cell>
          <table:table-cell table:formula="of:=[.C137]-[.C136]" office:value-type="float" office:value="13000" calcext:value-type="float">
            <text:p>1300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C137]+([.$C$4]*[.B138])" office:value-type="float" office:value="864650" calcext:value-type="float">
            <text:p>864650</text:p>
          </table:table-cell>
          <table:table-cell table:formula="of:=[.C138]-[.C137]" office:value-type="float" office:value="13100" calcext:value-type="float">
            <text:p>1310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C138]+([.$C$4]*[.B139])" office:value-type="float" office:value="877850" calcext:value-type="float">
            <text:p>877850</text:p>
          </table:table-cell>
          <table:table-cell table:formula="of:=[.C139]-[.C138]" office:value-type="float" office:value="13200" calcext:value-type="float">
            <text:p>1320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C139]+([.$C$4]*[.B140])" office:value-type="float" office:value="891150" calcext:value-type="float">
            <text:p>891150</text:p>
          </table:table-cell>
          <table:table-cell table:formula="of:=[.C140]-[.C139]" office:value-type="float" office:value="13300" calcext:value-type="float">
            <text:p>1330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C140]+([.$C$4]*[.B141])" office:value-type="float" office:value="904550" calcext:value-type="float">
            <text:p>904550</text:p>
          </table:table-cell>
          <table:table-cell table:formula="of:=[.C141]-[.C140]" office:value-type="float" office:value="13400" calcext:value-type="float">
            <text:p>1340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C141]+([.$C$4]*[.B142])" office:value-type="float" office:value="918050" calcext:value-type="float">
            <text:p>918050</text:p>
          </table:table-cell>
          <table:table-cell table:formula="of:=[.C142]-[.C141]" office:value-type="float" office:value="13500" calcext:value-type="float">
            <text:p>1350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C142]+([.$C$4]*[.B143])" office:value-type="float" office:value="931650" calcext:value-type="float">
            <text:p>931650</text:p>
          </table:table-cell>
          <table:table-cell table:formula="of:=[.C143]-[.C142]" office:value-type="float" office:value="13600" calcext:value-type="float">
            <text:p>1360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C143]+([.$C$4]*[.B144])" office:value-type="float" office:value="945350" calcext:value-type="float">
            <text:p>945350</text:p>
          </table:table-cell>
          <table:table-cell table:formula="of:=[.C144]-[.C143]" office:value-type="float" office:value="13700" calcext:value-type="float">
            <text:p>1370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C144]+([.$C$4]*[.B145])" office:value-type="float" office:value="959150" calcext:value-type="float">
            <text:p>959150</text:p>
          </table:table-cell>
          <table:table-cell table:formula="of:=[.C145]-[.C144]" office:value-type="float" office:value="13800" calcext:value-type="float">
            <text:p>1380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C145]+([.$C$4]*[.B146])" office:value-type="float" office:value="973050" calcext:value-type="float">
            <text:p>973050</text:p>
          </table:table-cell>
          <table:table-cell table:formula="of:=[.C146]-[.C145]" office:value-type="float" office:value="13900" calcext:value-type="float">
            <text:p>1390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C146]+([.$C$4]*[.B147])" office:value-type="float" office:value="987050" calcext:value-type="float">
            <text:p>987050</text:p>
          </table:table-cell>
          <table:table-cell table:formula="of:=[.C147]-[.C146]" office:value-type="float" office:value="14000" calcext:value-type="float">
            <text:p>1400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C147]+([.$C$4]*[.B148])" office:value-type="float" office:value="1001150" calcext:value-type="float">
            <text:p>1001150</text:p>
          </table:table-cell>
          <table:table-cell table:formula="of:=[.C148]-[.C147]" office:value-type="float" office:value="14100" calcext:value-type="float">
            <text:p>1410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C148]+([.$C$4]*[.B149])" office:value-type="float" office:value="1015350" calcext:value-type="float">
            <text:p>1015350</text:p>
          </table:table-cell>
          <table:table-cell table:formula="of:=[.C149]-[.C148]" office:value-type="float" office:value="14200" calcext:value-type="float">
            <text:p>1420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C149]+([.$C$4]*[.B150])" office:value-type="float" office:value="1029650" calcext:value-type="float">
            <text:p>1029650</text:p>
          </table:table-cell>
          <table:table-cell table:formula="of:=[.C150]-[.C149]" office:value-type="float" office:value="14300" calcext:value-type="float">
            <text:p>1430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C150]+([.$C$4]*[.B151])" office:value-type="float" office:value="1044050" calcext:value-type="float">
            <text:p>1044050</text:p>
          </table:table-cell>
          <table:table-cell table:formula="of:=[.C151]-[.C150]" office:value-type="float" office:value="14400" calcext:value-type="float">
            <text:p>1440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C151]+([.$C$4]*[.B152])" office:value-type="float" office:value="1058550" calcext:value-type="float">
            <text:p>1058550</text:p>
          </table:table-cell>
          <table:table-cell table:formula="of:=[.C152]-[.C151]" office:value-type="float" office:value="14500" calcext:value-type="float">
            <text:p>1450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C152]+([.$C$4]*[.B153])" office:value-type="float" office:value="1073150" calcext:value-type="float">
            <text:p>1073150</text:p>
          </table:table-cell>
          <table:table-cell table:formula="of:=[.C153]-[.C152]" office:value-type="float" office:value="14600" calcext:value-type="float">
            <text:p>1460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C153]+([.$C$4]*[.B154])" office:value-type="float" office:value="1087850" calcext:value-type="float">
            <text:p>1087850</text:p>
          </table:table-cell>
          <table:table-cell table:formula="of:=[.C154]-[.C153]" office:value-type="float" office:value="14700" calcext:value-type="float">
            <text:p>1470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C154]+([.$C$4]*[.B155])" office:value-type="float" office:value="1102650" calcext:value-type="float">
            <text:p>1102650</text:p>
          </table:table-cell>
          <table:table-cell table:formula="of:=[.C155]-[.C154]" office:value-type="float" office:value="14800" calcext:value-type="float">
            <text:p>1480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C155]+([.$C$4]*[.B156])" office:value-type="float" office:value="1117550" calcext:value-type="float">
            <text:p>1117550</text:p>
          </table:table-cell>
          <table:table-cell table:formula="of:=[.C156]-[.C155]" office:value-type="float" office:value="14900" calcext:value-type="float">
            <text:p>1490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C156]+([.$C$4]*[.B157])" office:value-type="float" office:value="1132550" calcext:value-type="float">
            <text:p>1132550</text:p>
          </table:table-cell>
          <table:table-cell table:formula="of:=[.C157]-[.C156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C157]+([.$C$4]*[.B158])" office:value-type="float" office:value="1147650" calcext:value-type="float">
            <text:p>1147650</text:p>
          </table:table-cell>
          <table:table-cell table:formula="of:=[.C158]-[.C157]" office:value-type="float" office:value="15100" calcext:value-type="float">
            <text:p>1510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C158]+([.$C$4]*[.B159])" office:value-type="float" office:value="1162850" calcext:value-type="float">
            <text:p>1162850</text:p>
          </table:table-cell>
          <table:table-cell table:formula="of:=[.C159]-[.C158]" office:value-type="float" office:value="15200" calcext:value-type="float">
            <text:p>1520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C159]+([.$C$4]*[.B160])" office:value-type="float" office:value="1178150" calcext:value-type="float">
            <text:p>1178150</text:p>
          </table:table-cell>
          <table:table-cell table:formula="of:=[.C160]-[.C159]" office:value-type="float" office:value="15300" calcext:value-type="float">
            <text:p>1530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C160]+([.$C$4]*[.B161])" office:value-type="float" office:value="1193550" calcext:value-type="float">
            <text:p>1193550</text:p>
          </table:table-cell>
          <table:table-cell table:formula="of:=[.C161]-[.C160]" office:value-type="float" office:value="15400" calcext:value-type="float">
            <text:p>1540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C161]+([.$C$4]*[.B162])" office:value-type="float" office:value="1209050" calcext:value-type="float">
            <text:p>1209050</text:p>
          </table:table-cell>
          <table:table-cell table:formula="of:=[.C162]-[.C161]" office:value-type="float" office:value="15500" calcext:value-type="float">
            <text:p>1550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C162]+([.$C$4]*[.B163])" office:value-type="float" office:value="1224650" calcext:value-type="float">
            <text:p>1224650</text:p>
          </table:table-cell>
          <table:table-cell table:formula="of:=[.C163]-[.C162]" office:value-type="float" office:value="15600" calcext:value-type="float">
            <text:p>1560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C163]+([.$C$4]*[.B164])" office:value-type="float" office:value="1240350" calcext:value-type="float">
            <text:p>1240350</text:p>
          </table:table-cell>
          <table:table-cell table:formula="of:=[.C164]-[.C163]" office:value-type="float" office:value="15700" calcext:value-type="float">
            <text:p>1570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C164]+([.$C$4]*[.B165])" office:value-type="float" office:value="1256150" calcext:value-type="float">
            <text:p>1256150</text:p>
          </table:table-cell>
          <table:table-cell table:formula="of:=[.C165]-[.C164]" office:value-type="float" office:value="15800" calcext:value-type="float">
            <text:p>1580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C165]+([.$C$4]*[.B166])" office:value-type="float" office:value="1272050" calcext:value-type="float">
            <text:p>1272050</text:p>
          </table:table-cell>
          <table:table-cell table:formula="of:=[.C166]-[.C165]" office:value-type="float" office:value="15900" calcext:value-type="float">
            <text:p>1590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C166]+([.$C$4]*[.B167])" office:value-type="float" office:value="1288050" calcext:value-type="float">
            <text:p>1288050</text:p>
          </table:table-cell>
          <table:table-cell table:formula="of:=[.C167]-[.C166]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C167]+([.$C$4]*[.B168])" office:value-type="float" office:value="1304150" calcext:value-type="float">
            <text:p>1304150</text:p>
          </table:table-cell>
          <table:table-cell table:formula="of:=[.C168]-[.C167]" office:value-type="float" office:value="16100" calcext:value-type="float">
            <text:p>1610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C168]+([.$C$4]*[.B169])" office:value-type="float" office:value="1320350" calcext:value-type="float">
            <text:p>1320350</text:p>
          </table:table-cell>
          <table:table-cell table:formula="of:=[.C169]-[.C168]" office:value-type="float" office:value="16200" calcext:value-type="float">
            <text:p>16200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C169]+([.$C$4]*[.B170])" office:value-type="float" office:value="1336650" calcext:value-type="float">
            <text:p>1336650</text:p>
          </table:table-cell>
          <table:table-cell table:formula="of:=[.C170]-[.C169]" office:value-type="float" office:value="16300" calcext:value-type="float">
            <text:p>16300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C170]+([.$C$4]*[.B171])" office:value-type="float" office:value="1353050" calcext:value-type="float">
            <text:p>1353050</text:p>
          </table:table-cell>
          <table:table-cell table:formula="of:=[.C171]-[.C170]" office:value-type="float" office:value="16400" calcext:value-type="float">
            <text:p>1640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C171]+([.$C$4]*[.B172])" office:value-type="float" office:value="1369550" calcext:value-type="float">
            <text:p>1369550</text:p>
          </table:table-cell>
          <table:table-cell table:formula="of:=[.C172]-[.C171]" office:value-type="float" office:value="16500" calcext:value-type="float">
            <text:p>1650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C172]+([.$C$4]*[.B173])" office:value-type="float" office:value="1386150" calcext:value-type="float">
            <text:p>1386150</text:p>
          </table:table-cell>
          <table:table-cell table:formula="of:=[.C173]-[.C172]" office:value-type="float" office:value="16600" calcext:value-type="float">
            <text:p>1660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C173]+([.$C$4]*[.B174])" office:value-type="float" office:value="1402850" calcext:value-type="float">
            <text:p>1402850</text:p>
          </table:table-cell>
          <table:table-cell table:formula="of:=[.C174]-[.C173]" office:value-type="float" office:value="16700" calcext:value-type="float">
            <text:p>1670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C174]+([.$C$4]*[.B175])" office:value-type="float" office:value="1419650" calcext:value-type="float">
            <text:p>1419650</text:p>
          </table:table-cell>
          <table:table-cell table:formula="of:=[.C175]-[.C174]" office:value-type="float" office:value="16800" calcext:value-type="float">
            <text:p>16800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C175]+([.$C$4]*[.B176])" office:value-type="float" office:value="1436550" calcext:value-type="float">
            <text:p>1436550</text:p>
          </table:table-cell>
          <table:table-cell table:formula="of:=[.C176]-[.C175]" office:value-type="float" office:value="16900" calcext:value-type="float">
            <text:p>1690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C176]+([.$C$4]*[.B177])" office:value-type="float" office:value="1453550" calcext:value-type="float">
            <text:p>1453550</text:p>
          </table:table-cell>
          <table:table-cell table:formula="of:=[.C177]-[.C176]" office:value-type="float" office:value="17000" calcext:value-type="float">
            <text:p>1700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C177]+([.$C$4]*[.B178])" office:value-type="float" office:value="1470650" calcext:value-type="float">
            <text:p>1470650</text:p>
          </table:table-cell>
          <table:table-cell table:formula="of:=[.C178]-[.C177]" office:value-type="float" office:value="17100" calcext:value-type="float">
            <text:p>17100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C178]+([.$C$4]*[.B179])" office:value-type="float" office:value="1487850" calcext:value-type="float">
            <text:p>1487850</text:p>
          </table:table-cell>
          <table:table-cell table:formula="of:=[.C179]-[.C178]" office:value-type="float" office:value="17200" calcext:value-type="float">
            <text:p>17200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C179]+([.$C$4]*[.B180])" office:value-type="float" office:value="1505150" calcext:value-type="float">
            <text:p>1505150</text:p>
          </table:table-cell>
          <table:table-cell table:formula="of:=[.C180]-[.C179]" office:value-type="float" office:value="17300" calcext:value-type="float">
            <text:p>1730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C180]+([.$C$4]*[.B181])" office:value-type="float" office:value="1522550" calcext:value-type="float">
            <text:p>1522550</text:p>
          </table:table-cell>
          <table:table-cell table:formula="of:=[.C181]-[.C180]" office:value-type="float" office:value="17400" calcext:value-type="float">
            <text:p>1740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C181]+([.$C$4]*[.B182])" office:value-type="float" office:value="1540050" calcext:value-type="float">
            <text:p>1540050</text:p>
          </table:table-cell>
          <table:table-cell table:formula="of:=[.C182]-[.C181]" office:value-type="float" office:value="17500" calcext:value-type="float">
            <text:p>17500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C182]+([.$C$4]*[.B183])" office:value-type="float" office:value="1557650" calcext:value-type="float">
            <text:p>1557650</text:p>
          </table:table-cell>
          <table:table-cell table:formula="of:=[.C183]-[.C182]" office:value-type="float" office:value="17600" calcext:value-type="float">
            <text:p>1760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C183]+([.$C$4]*[.B184])" office:value-type="float" office:value="1575350" calcext:value-type="float">
            <text:p>1575350</text:p>
          </table:table-cell>
          <table:table-cell table:formula="of:=[.C184]-[.C183]" office:value-type="float" office:value="17700" calcext:value-type="float">
            <text:p>17700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C184]+([.$C$4]*[.B185])" office:value-type="float" office:value="1593150" calcext:value-type="float">
            <text:p>1593150</text:p>
          </table:table-cell>
          <table:table-cell table:formula="of:=[.C185]-[.C184]" office:value-type="float" office:value="17800" calcext:value-type="float">
            <text:p>1780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C185]+([.$C$4]*[.B186])" office:value-type="float" office:value="1611050" calcext:value-type="float">
            <text:p>1611050</text:p>
          </table:table-cell>
          <table:table-cell table:formula="of:=[.C186]-[.C185]" office:value-type="float" office:value="17900" calcext:value-type="float">
            <text:p>1790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C186]+([.$C$4]*[.B187])" office:value-type="float" office:value="1629050" calcext:value-type="float">
            <text:p>1629050</text:p>
          </table:table-cell>
          <table:table-cell table:formula="of:=[.C187]-[.C186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C187]+([.$C$4]*[.B188])" office:value-type="float" office:value="1647150" calcext:value-type="float">
            <text:p>1647150</text:p>
          </table:table-cell>
          <table:table-cell table:formula="of:=[.C188]-[.C187]" office:value-type="float" office:value="18100" calcext:value-type="float">
            <text:p>1810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C188]+([.$C$4]*[.B189])" office:value-type="float" office:value="1665350" calcext:value-type="float">
            <text:p>1665350</text:p>
          </table:table-cell>
          <table:table-cell table:formula="of:=[.C189]-[.C188]" office:value-type="float" office:value="18200" calcext:value-type="float">
            <text:p>18200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C189]+([.$C$4]*[.B190])" office:value-type="float" office:value="1683650" calcext:value-type="float">
            <text:p>1683650</text:p>
          </table:table-cell>
          <table:table-cell table:formula="of:=[.C190]-[.C189]" office:value-type="float" office:value="18300" calcext:value-type="float">
            <text:p>1830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C190]+([.$C$4]*[.B191])" office:value-type="float" office:value="1702050" calcext:value-type="float">
            <text:p>1702050</text:p>
          </table:table-cell>
          <table:table-cell table:formula="of:=[.C191]-[.C190]" office:value-type="float" office:value="18400" calcext:value-type="float">
            <text:p>18400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C191]+([.$C$4]*[.B192])" office:value-type="float" office:value="1720550" calcext:value-type="float">
            <text:p>1720550</text:p>
          </table:table-cell>
          <table:table-cell table:formula="of:=[.C192]-[.C191]" office:value-type="float" office:value="18500" calcext:value-type="float">
            <text:p>18500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C192]+([.$C$4]*[.B193])" office:value-type="float" office:value="1739150" calcext:value-type="float">
            <text:p>1739150</text:p>
          </table:table-cell>
          <table:table-cell table:formula="of:=[.C193]-[.C192]" office:value-type="float" office:value="18600" calcext:value-type="float">
            <text:p>18600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C193]+([.$C$4]*[.B194])" office:value-type="float" office:value="1757850" calcext:value-type="float">
            <text:p>1757850</text:p>
          </table:table-cell>
          <table:table-cell table:formula="of:=[.C194]-[.C193]" office:value-type="float" office:value="18700" calcext:value-type="float">
            <text:p>18700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C194]+([.$C$4]*[.B195])" office:value-type="float" office:value="1776650" calcext:value-type="float">
            <text:p>1776650</text:p>
          </table:table-cell>
          <table:table-cell table:formula="of:=[.C195]-[.C194]" office:value-type="float" office:value="18800" calcext:value-type="float">
            <text:p>18800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C195]+([.$C$4]*[.B196])" office:value-type="float" office:value="1795550" calcext:value-type="float">
            <text:p>1795550</text:p>
          </table:table-cell>
          <table:table-cell table:formula="of:=[.C196]-[.C195]" office:value-type="float" office:value="18900" calcext:value-type="float">
            <text:p>1890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C196]+([.$C$4]*[.B197])" office:value-type="float" office:value="1814550" calcext:value-type="float">
            <text:p>1814550</text:p>
          </table:table-cell>
          <table:table-cell table:formula="of:=[.C197]-[.C196]" office:value-type="float" office:value="19000" calcext:value-type="float">
            <text:p>1900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C197]+([.$C$4]*[.B198])" office:value-type="float" office:value="1833650" calcext:value-type="float">
            <text:p>1833650</text:p>
          </table:table-cell>
          <table:table-cell table:formula="of:=[.C198]-[.C197]" office:value-type="float" office:value="19100" calcext:value-type="float">
            <text:p>1910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C198]+([.$C$4]*[.B199])" office:value-type="float" office:value="1852850" calcext:value-type="float">
            <text:p>1852850</text:p>
          </table:table-cell>
          <table:table-cell table:formula="of:=[.C199]-[.C198]" office:value-type="float" office:value="19200" calcext:value-type="float">
            <text:p>19200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C199]+([.$C$4]*[.B200])" office:value-type="float" office:value="1872150" calcext:value-type="float">
            <text:p>1872150</text:p>
          </table:table-cell>
          <table:table-cell table:formula="of:=[.C200]-[.C199]" office:value-type="float" office:value="19300" calcext:value-type="float">
            <text:p>1930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C200]+([.$C$4]*[.B201])" office:value-type="float" office:value="1891550" calcext:value-type="float">
            <text:p>1891550</text:p>
          </table:table-cell>
          <table:table-cell table:formula="of:=[.C201]-[.C200]" office:value-type="float" office:value="19400" calcext:value-type="float">
            <text:p>1940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C201]+([.$C$4]*[.B202])" office:value-type="float" office:value="1911050" calcext:value-type="float">
            <text:p>1911050</text:p>
          </table:table-cell>
          <table:table-cell table:formula="of:=[.C202]-[.C201]" office:value-type="float" office:value="19500" calcext:value-type="float">
            <text:p>1950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C202]+([.$C$4]*[.B203])" office:value-type="float" office:value="1930650" calcext:value-type="float">
            <text:p>1930650</text:p>
          </table:table-cell>
          <table:table-cell table:formula="of:=[.C203]-[.C202]" office:value-type="float" office:value="19600" calcext:value-type="float">
            <text:p>19600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C203]+([.$C$4]*[.B204])" office:value-type="float" office:value="1950350" calcext:value-type="float">
            <text:p>1950350</text:p>
          </table:table-cell>
          <table:table-cell table:formula="of:=[.C204]-[.C203]" office:value-type="float" office:value="19700" calcext:value-type="float">
            <text:p>19700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C204]+([.$C$4]*[.B205])" office:value-type="float" office:value="1970150" calcext:value-type="float">
            <text:p>1970150</text:p>
          </table:table-cell>
          <table:table-cell table:formula="of:=[.C205]-[.C204]" office:value-type="float" office:value="19800" calcext:value-type="float">
            <text:p>1980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C205]+([.$C$4]*[.B206])" office:value-type="float" office:value="1990050" calcext:value-type="float">
            <text:p>1990050</text:p>
          </table:table-cell>
          <table:table-cell table:formula="of:=[.C206]-[.C205]" office:value-type="float" office:value="19900" calcext:value-type="float">
            <text:p>199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C206]+([.$C$4]*[.B207])" office:value-type="float" office:value="2010050" calcext:value-type="float">
            <text:p>2010050</text:p>
          </table:table-cell>
          <table:table-cell table:formula="of:=[.C207]-[.C206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C207]+([.$C$4]*[.B208])" office:value-type="float" office:value="2030150" calcext:value-type="float">
            <text:p>2030150</text:p>
          </table:table-cell>
          <table:table-cell table:formula="of:=[.C208]-[.C207]" office:value-type="float" office:value="20100" calcext:value-type="float">
            <text:p>20100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C208]+([.$C$4]*[.B209])" office:value-type="float" office:value="2050350" calcext:value-type="float">
            <text:p>2050350</text:p>
          </table:table-cell>
          <table:table-cell table:formula="of:=[.C209]-[.C208]" office:value-type="float" office:value="20200" calcext:value-type="float">
            <text:p>20200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C209]+([.$C$4]*[.B210])" office:value-type="float" office:value="2070650" calcext:value-type="float">
            <text:p>2070650</text:p>
          </table:table-cell>
          <table:table-cell table:formula="of:=[.C210]-[.C209]" office:value-type="float" office:value="20300" calcext:value-type="float">
            <text:p>20300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C210]+([.$C$4]*[.B211])" office:value-type="float" office:value="2091050" calcext:value-type="float">
            <text:p>2091050</text:p>
          </table:table-cell>
          <table:table-cell table:formula="of:=[.C211]-[.C210]" office:value-type="float" office:value="20400" calcext:value-type="float">
            <text:p>20400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C211]+([.$C$4]*[.B212])" office:value-type="float" office:value="2111550" calcext:value-type="float">
            <text:p>2111550</text:p>
          </table:table-cell>
          <table:table-cell table:formula="of:=[.C212]-[.C211]" office:value-type="float" office:value="20500" calcext:value-type="float">
            <text:p>20500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C212]+([.$C$4]*[.B213])" office:value-type="float" office:value="2132150" calcext:value-type="float">
            <text:p>2132150</text:p>
          </table:table-cell>
          <table:table-cell table:formula="of:=[.C213]-[.C212]" office:value-type="float" office:value="20600" calcext:value-type="float">
            <text:p>2060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C213]+([.$C$4]*[.B214])" office:value-type="float" office:value="2152850" calcext:value-type="float">
            <text:p>2152850</text:p>
          </table:table-cell>
          <table:table-cell table:formula="of:=[.C214]-[.C213]" office:value-type="float" office:value="20700" calcext:value-type="float">
            <text:p>20700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C214]+([.$C$4]*[.B215])" office:value-type="float" office:value="2173650" calcext:value-type="float">
            <text:p>2173650</text:p>
          </table:table-cell>
          <table:table-cell table:formula="of:=[.C215]-[.C214]" office:value-type="float" office:value="20800" calcext:value-type="float">
            <text:p>20800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C215]+([.$C$4]*[.B216])" office:value-type="float" office:value="2194550" calcext:value-type="float">
            <text:p>2194550</text:p>
          </table:table-cell>
          <table:table-cell table:formula="of:=[.C216]-[.C215]" office:value-type="float" office:value="20900" calcext:value-type="float">
            <text:p>2090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C216]+([.$C$4]*[.B217])" office:value-type="float" office:value="2215550" calcext:value-type="float">
            <text:p>2215550</text:p>
          </table:table-cell>
          <table:table-cell table:formula="of:=[.C217]-[.C216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C217]+([.$C$4]*[.B218])" office:value-type="float" office:value="2236650" calcext:value-type="float">
            <text:p>2236650</text:p>
          </table:table-cell>
          <table:table-cell table:formula="of:=[.C218]-[.C217]" office:value-type="float" office:value="21100" calcext:value-type="float">
            <text:p>21100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C218]+([.$C$4]*[.B219])" office:value-type="float" office:value="2257850" calcext:value-type="float">
            <text:p>2257850</text:p>
          </table:table-cell>
          <table:table-cell table:formula="of:=[.C219]-[.C218]" office:value-type="float" office:value="21200" calcext:value-type="float">
            <text:p>21200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C219]+([.$C$4]*[.B220])" office:value-type="float" office:value="2279150" calcext:value-type="float">
            <text:p>2279150</text:p>
          </table:table-cell>
          <table:table-cell table:formula="of:=[.C220]-[.C219]" office:value-type="float" office:value="21300" calcext:value-type="float">
            <text:p>21300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C220]+([.$C$4]*[.B221])" office:value-type="float" office:value="2300550" calcext:value-type="float">
            <text:p>2300550</text:p>
          </table:table-cell>
          <table:table-cell table:formula="of:=[.C221]-[.C220]" office:value-type="float" office:value="21400" calcext:value-type="float">
            <text:p>21400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C221]+([.$C$4]*[.B222])" office:value-type="float" office:value="2322050" calcext:value-type="float">
            <text:p>2322050</text:p>
          </table:table-cell>
          <table:table-cell table:formula="of:=[.C222]-[.C221]" office:value-type="float" office:value="21500" calcext:value-type="float">
            <text:p>21500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C222]+([.$C$4]*[.B223])" office:value-type="float" office:value="2343650" calcext:value-type="float">
            <text:p>2343650</text:p>
          </table:table-cell>
          <table:table-cell table:formula="of:=[.C223]-[.C222]" office:value-type="float" office:value="21600" calcext:value-type="float">
            <text:p>21600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C223]+([.$C$4]*[.B224])" office:value-type="float" office:value="2365350" calcext:value-type="float">
            <text:p>2365350</text:p>
          </table:table-cell>
          <table:table-cell table:formula="of:=[.C224]-[.C223]" office:value-type="float" office:value="21700" calcext:value-type="float">
            <text:p>21700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C224]+([.$C$4]*[.B225])" office:value-type="float" office:value="2387150" calcext:value-type="float">
            <text:p>2387150</text:p>
          </table:table-cell>
          <table:table-cell table:formula="of:=[.C225]-[.C224]" office:value-type="float" office:value="21800" calcext:value-type="float">
            <text:p>21800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C225]+([.$C$4]*[.B226])" office:value-type="float" office:value="2409050" calcext:value-type="float">
            <text:p>2409050</text:p>
          </table:table-cell>
          <table:table-cell table:formula="of:=[.C226]-[.C225]" office:value-type="float" office:value="21900" calcext:value-type="float">
            <text:p>2190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C226]+([.$C$4]*[.B227])" office:value-type="float" office:value="2431050" calcext:value-type="float">
            <text:p>2431050</text:p>
          </table:table-cell>
          <table:table-cell table:formula="of:=[.C227]-[.C226]" office:value-type="float" office:value="22000" calcext:value-type="float">
            <text:p>2200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C227]+([.$C$4]*[.B228])" office:value-type="float" office:value="2453150" calcext:value-type="float">
            <text:p>2453150</text:p>
          </table:table-cell>
          <table:table-cell table:formula="of:=[.C228]-[.C227]" office:value-type="float" office:value="22100" calcext:value-type="float">
            <text:p>22100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C228]+([.$C$4]*[.B229])" office:value-type="float" office:value="2475350" calcext:value-type="float">
            <text:p>2475350</text:p>
          </table:table-cell>
          <table:table-cell table:formula="of:=[.C229]-[.C228]" office:value-type="float" office:value="22200" calcext:value-type="float">
            <text:p>22200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C229]+([.$C$4]*[.B230])" office:value-type="float" office:value="2497650" calcext:value-type="float">
            <text:p>2497650</text:p>
          </table:table-cell>
          <table:table-cell table:formula="of:=[.C230]-[.C229]" office:value-type="float" office:value="22300" calcext:value-type="float">
            <text:p>22300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C230]+([.$C$4]*[.B231])" office:value-type="float" office:value="2520050" calcext:value-type="float">
            <text:p>2520050</text:p>
          </table:table-cell>
          <table:table-cell table:formula="of:=[.C231]-[.C230]" office:value-type="float" office:value="22400" calcext:value-type="float">
            <text:p>2240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C231]+([.$C$4]*[.B232])" office:value-type="float" office:value="2542550" calcext:value-type="float">
            <text:p>2542550</text:p>
          </table:table-cell>
          <table:table-cell table:formula="of:=[.C232]-[.C231]" office:value-type="float" office:value="22500" calcext:value-type="float">
            <text:p>22500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C232]+([.$C$4]*[.B233])" office:value-type="float" office:value="2565150" calcext:value-type="float">
            <text:p>2565150</text:p>
          </table:table-cell>
          <table:table-cell table:formula="of:=[.C233]-[.C232]" office:value-type="float" office:value="22600" calcext:value-type="float">
            <text:p>22600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C233]+([.$C$4]*[.B234])" office:value-type="float" office:value="2587850" calcext:value-type="float">
            <text:p>2587850</text:p>
          </table:table-cell>
          <table:table-cell table:formula="of:=[.C234]-[.C233]" office:value-type="float" office:value="22700" calcext:value-type="float">
            <text:p>2270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C234]+([.$C$4]*[.B235])" office:value-type="float" office:value="2610650" calcext:value-type="float">
            <text:p>2610650</text:p>
          </table:table-cell>
          <table:table-cell table:formula="of:=[.C235]-[.C234]" office:value-type="float" office:value="22800" calcext:value-type="float">
            <text:p>22800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C235]+([.$C$4]*[.B236])" office:value-type="float" office:value="2633550" calcext:value-type="float">
            <text:p>2633550</text:p>
          </table:table-cell>
          <table:table-cell table:formula="of:=[.C236]-[.C235]" office:value-type="float" office:value="22900" calcext:value-type="float">
            <text:p>2290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C236]+([.$C$4]*[.B237])" office:value-type="float" office:value="2656550" calcext:value-type="float">
            <text:p>2656550</text:p>
          </table:table-cell>
          <table:table-cell table:formula="of:=[.C237]-[.C236]" office:value-type="float" office:value="23000" calcext:value-type="float">
            <text:p>2300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C237]+([.$C$4]*[.B238])" office:value-type="float" office:value="2679650" calcext:value-type="float">
            <text:p>2679650</text:p>
          </table:table-cell>
          <table:table-cell table:formula="of:=[.C238]-[.C237]" office:value-type="float" office:value="23100" calcext:value-type="float">
            <text:p>23100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C238]+([.$C$4]*[.B239])" office:value-type="float" office:value="2702850" calcext:value-type="float">
            <text:p>2702850</text:p>
          </table:table-cell>
          <table:table-cell table:formula="of:=[.C239]-[.C238]" office:value-type="float" office:value="23200" calcext:value-type="float">
            <text:p>23200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C239]+([.$C$4]*[.B240])" office:value-type="float" office:value="2726150" calcext:value-type="float">
            <text:p>2726150</text:p>
          </table:table-cell>
          <table:table-cell table:formula="of:=[.C240]-[.C239]" office:value-type="float" office:value="23300" calcext:value-type="float">
            <text:p>23300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C240]+([.$C$4]*[.B241])" office:value-type="float" office:value="2749550" calcext:value-type="float">
            <text:p>2749550</text:p>
          </table:table-cell>
          <table:table-cell table:formula="of:=[.C241]-[.C240]" office:value-type="float" office:value="23400" calcext:value-type="float">
            <text:p>2340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C241]+([.$C$4]*[.B242])" office:value-type="float" office:value="2773050" calcext:value-type="float">
            <text:p>2773050</text:p>
          </table:table-cell>
          <table:table-cell table:formula="of:=[.C242]-[.C241]" office:value-type="float" office:value="23500" calcext:value-type="float">
            <text:p>23500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C242]+([.$C$4]*[.B243])" office:value-type="float" office:value="2796650" calcext:value-type="float">
            <text:p>2796650</text:p>
          </table:table-cell>
          <table:table-cell table:formula="of:=[.C243]-[.C242]" office:value-type="float" office:value="23600" calcext:value-type="float">
            <text:p>23600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C243]+([.$C$4]*[.B244])" office:value-type="float" office:value="2820350" calcext:value-type="float">
            <text:p>2820350</text:p>
          </table:table-cell>
          <table:table-cell table:formula="of:=[.C244]-[.C243]" office:value-type="float" office:value="23700" calcext:value-type="float">
            <text:p>23700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C244]+([.$C$4]*[.B245])" office:value-type="float" office:value="2844150" calcext:value-type="float">
            <text:p>2844150</text:p>
          </table:table-cell>
          <table:table-cell table:formula="of:=[.C245]-[.C244]" office:value-type="float" office:value="23800" calcext:value-type="float">
            <text:p>23800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C245]+([.$C$4]*[.B246])" office:value-type="float" office:value="2868050" calcext:value-type="float">
            <text:p>2868050</text:p>
          </table:table-cell>
          <table:table-cell table:formula="of:=[.C246]-[.C245]" office:value-type="float" office:value="23900" calcext:value-type="float">
            <text:p>2390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C246]+([.$C$4]*[.B247])" office:value-type="float" office:value="2892050" calcext:value-type="float">
            <text:p>2892050</text:p>
          </table:table-cell>
          <table:table-cell table:formula="of:=[.C247]-[.C246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C247]+([.$C$4]*[.B248])" office:value-type="float" office:value="2916150" calcext:value-type="float">
            <text:p>2916150</text:p>
          </table:table-cell>
          <table:table-cell table:formula="of:=[.C248]-[.C247]" office:value-type="float" office:value="24100" calcext:value-type="float">
            <text:p>24100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C248]+([.$C$4]*[.B249])" office:value-type="float" office:value="2940350" calcext:value-type="float">
            <text:p>2940350</text:p>
          </table:table-cell>
          <table:table-cell table:formula="of:=[.C249]-[.C248]" office:value-type="float" office:value="24200" calcext:value-type="float">
            <text:p>24200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C249]+([.$C$4]*[.B250])" office:value-type="float" office:value="2964650" calcext:value-type="float">
            <text:p>2964650</text:p>
          </table:table-cell>
          <table:table-cell table:formula="of:=[.C250]-[.C249]" office:value-type="float" office:value="24300" calcext:value-type="float">
            <text:p>24300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C250]+([.$C$4]*[.B251])" office:value-type="float" office:value="2989050" calcext:value-type="float">
            <text:p>2989050</text:p>
          </table:table-cell>
          <table:table-cell table:formula="of:=[.C251]-[.C250]" office:value-type="float" office:value="24400" calcext:value-type="float">
            <text:p>24400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C251]+([.$C$4]*[.B252])" office:value-type="float" office:value="3013550" calcext:value-type="float">
            <text:p>3013550</text:p>
          </table:table-cell>
          <table:table-cell table:formula="of:=[.C252]-[.C251]" office:value-type="float" office:value="24500" calcext:value-type="float">
            <text:p>24500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C252]+([.$C$4]*[.B253])" office:value-type="float" office:value="3038150" calcext:value-type="float">
            <text:p>3038150</text:p>
          </table:table-cell>
          <table:table-cell table:formula="of:=[.C253]-[.C252]" office:value-type="float" office:value="24600" calcext:value-type="float">
            <text:p>24600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C253]+([.$C$4]*[.B254])" office:value-type="float" office:value="3062850" calcext:value-type="float">
            <text:p>3062850</text:p>
          </table:table-cell>
          <table:table-cell table:formula="of:=[.C254]-[.C253]" office:value-type="float" office:value="24700" calcext:value-type="float">
            <text:p>24700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C254]+([.$C$4]*[.B255])" office:value-type="float" office:value="3087650" calcext:value-type="float">
            <text:p>3087650</text:p>
          </table:table-cell>
          <table:table-cell table:formula="of:=[.C255]-[.C254]" office:value-type="float" office:value="24800" calcext:value-type="float">
            <text:p>24800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C255]+([.$C$4]*[.B256])" office:value-type="float" office:value="3112550" calcext:value-type="float">
            <text:p>3112550</text:p>
          </table:table-cell>
          <table:table-cell table:formula="of:=[.C256]-[.C255]" office:value-type="float" office:value="24900" calcext:value-type="float">
            <text:p>24900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C256]+([.$C$4]*[.B257])" office:value-type="float" office:value="3137550" calcext:value-type="float">
            <text:p>3137550</text:p>
          </table:table-cell>
          <table:table-cell table:formula="of:=[.C257]-[.C256]" office:value-type="float" office:value="25000" calcext:value-type="float">
            <text:p>2500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C257]+([.$C$4]*[.B258])" office:value-type="float" office:value="3162650" calcext:value-type="float">
            <text:p>3162650</text:p>
          </table:table-cell>
          <table:table-cell table:formula="of:=[.C258]-[.C257]" office:value-type="float" office:value="25100" calcext:value-type="float">
            <text:p>25100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C258]+([.$C$4]*[.B259])" office:value-type="float" office:value="3187850" calcext:value-type="float">
            <text:p>3187850</text:p>
          </table:table-cell>
          <table:table-cell table:formula="of:=[.C259]-[.C258]" office:value-type="float" office:value="25200" calcext:value-type="float">
            <text:p>25200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C259]+([.$C$4]*[.B260])" office:value-type="float" office:value="3213150" calcext:value-type="float">
            <text:p>3213150</text:p>
          </table:table-cell>
          <table:table-cell table:formula="of:=[.C260]-[.C259]" office:value-type="float" office:value="25300" calcext:value-type="float">
            <text:p>25300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C260]+([.$C$4]*[.B261])" office:value-type="float" office:value="3238550" calcext:value-type="float">
            <text:p>3238550</text:p>
          </table:table-cell>
          <table:table-cell table:formula="of:=[.C261]-[.C260]" office:value-type="float" office:value="25400" calcext:value-type="float">
            <text:p>2540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C261]+([.$C$4]*[.B262])" office:value-type="float" office:value="3264050" calcext:value-type="float">
            <text:p>3264050</text:p>
          </table:table-cell>
          <table:table-cell table:formula="of:=[.C262]-[.C261]" office:value-type="float" office:value="25500" calcext:value-type="float">
            <text:p>2550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C262]+([.$C$4]*[.B263])" office:value-type="float" office:value="3289650" calcext:value-type="float">
            <text:p>3289650</text:p>
          </table:table-cell>
          <table:table-cell table:formula="of:=[.C263]-[.C262]" office:value-type="float" office:value="25600" calcext:value-type="float">
            <text:p>25600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[.C263]+([.$C$4]*[.B264])" office:value-type="float" office:value="3315350" calcext:value-type="float">
            <text:p>3315350</text:p>
          </table:table-cell>
          <table:table-cell table:formula="of:=[.C264]-[.C263]" office:value-type="float" office:value="25700" calcext:value-type="float">
            <text:p>25700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[.C264]+([.$C$4]*[.B265])" office:value-type="float" office:value="3341150" calcext:value-type="float">
            <text:p>3341150</text:p>
          </table:table-cell>
          <table:table-cell table:formula="of:=[.C265]-[.C264]" office:value-type="float" office:value="25800" calcext:value-type="float">
            <text:p>25800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[.C265]+([.$C$4]*[.B266])" office:value-type="float" office:value="3367050" calcext:value-type="float">
            <text:p>3367050</text:p>
          </table:table-cell>
          <table:table-cell table:formula="of:=[.C266]-[.C265]"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[.C266]+([.$C$4]*[.B267])" office:value-type="float" office:value="3393050" calcext:value-type="float">
            <text:p>3393050</text:p>
          </table:table-cell>
          <table:table-cell table:formula="of:=[.C267]-[.C266]" office:value-type="float" office:value="26000" calcext:value-type="float">
            <text:p>2600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[.C267]+([.$C$4]*[.B268])" office:value-type="float" office:value="3419150" calcext:value-type="float">
            <text:p>3419150</text:p>
          </table:table-cell>
          <table:table-cell table:formula="of:=[.C268]-[.C267]" office:value-type="float" office:value="26100" calcext:value-type="float">
            <text:p>26100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[.C268]+([.$C$4]*[.B269])" office:value-type="float" office:value="3445350" calcext:value-type="float">
            <text:p>3445350</text:p>
          </table:table-cell>
          <table:table-cell table:formula="of:=[.C269]-[.C268]" office:value-type="float" office:value="26200" calcext:value-type="float">
            <text:p>26200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[.C269]+([.$C$4]*[.B270])" office:value-type="float" office:value="3471650" calcext:value-type="float">
            <text:p>3471650</text:p>
          </table:table-cell>
          <table:table-cell table:formula="of:=[.C270]-[.C269]" office:value-type="float" office:value="26300" calcext:value-type="float">
            <text:p>26300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C270]+([.$C$4]*[.B271])" office:value-type="float" office:value="3498050" calcext:value-type="float">
            <text:p>3498050</text:p>
          </table:table-cell>
          <table:table-cell table:formula="of:=[.C271]-[.C270]" office:value-type="float" office:value="26400" calcext:value-type="float">
            <text:p>26400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[.C271]+([.$C$4]*[.B272])" office:value-type="float" office:value="3524550" calcext:value-type="float">
            <text:p>3524550</text:p>
          </table:table-cell>
          <table:table-cell table:formula="of:=[.C272]-[.C271]" office:value-type="float" office:value="26500" calcext:value-type="float">
            <text:p>26500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[.C272]+([.$C$4]*[.B273])" office:value-type="float" office:value="3551150" calcext:value-type="float">
            <text:p>3551150</text:p>
          </table:table-cell>
          <table:table-cell table:formula="of:=[.C273]-[.C272]" office:value-type="float" office:value="26600" calcext:value-type="float">
            <text:p>26600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[.C273]+([.$C$4]*[.B274])" office:value-type="float" office:value="3577850" calcext:value-type="float">
            <text:p>3577850</text:p>
          </table:table-cell>
          <table:table-cell table:formula="of:=[.C274]-[.C273]" office:value-type="float" office:value="26700" calcext:value-type="float">
            <text:p>26700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[.C274]+([.$C$4]*[.B275])" office:value-type="float" office:value="3604650" calcext:value-type="float">
            <text:p>3604650</text:p>
          </table:table-cell>
          <table:table-cell table:formula="of:=[.C275]-[.C274]" office:value-type="float" office:value="26800" calcext:value-type="float">
            <text:p>26800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[.C275]+([.$C$4]*[.B276])" office:value-type="float" office:value="3631550" calcext:value-type="float">
            <text:p>3631550</text:p>
          </table:table-cell>
          <table:table-cell table:formula="of:=[.C276]-[.C275]" office:value-type="float" office:value="26900" calcext:value-type="float">
            <text:p>26900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[.C276]+([.$C$4]*[.B277])" office:value-type="float" office:value="3658550" calcext:value-type="float">
            <text:p>3658550</text:p>
          </table:table-cell>
          <table:table-cell table:formula="of:=[.C277]-[.C276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[.C277]+([.$C$4]*[.B278])" office:value-type="float" office:value="3685650" calcext:value-type="float">
            <text:p>3685650</text:p>
          </table:table-cell>
          <table:table-cell table:formula="of:=[.C278]-[.C277]" office:value-type="float" office:value="27100" calcext:value-type="float">
            <text:p>27100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C278]+([.$C$4]*[.B279])" office:value-type="float" office:value="3712850" calcext:value-type="float">
            <text:p>3712850</text:p>
          </table:table-cell>
          <table:table-cell table:formula="of:=[.C279]-[.C278]" office:value-type="float" office:value="27200" calcext:value-type="float">
            <text:p>27200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[.C279]+([.$C$4]*[.B280])" office:value-type="float" office:value="3740150" calcext:value-type="float">
            <text:p>3740150</text:p>
          </table:table-cell>
          <table:table-cell table:formula="of:=[.C280]-[.C279]" office:value-type="float" office:value="27300" calcext:value-type="float">
            <text:p>27300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[.C280]+([.$C$4]*[.B281])" office:value-type="float" office:value="3767550" calcext:value-type="float">
            <text:p>3767550</text:p>
          </table:table-cell>
          <table:table-cell table:formula="of:=[.C281]-[.C280]" office:value-type="float" office:value="27400" calcext:value-type="float">
            <text:p>27400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[.C281]+([.$C$4]*[.B282])" office:value-type="float" office:value="3795050" calcext:value-type="float">
            <text:p>3795050</text:p>
          </table:table-cell>
          <table:table-cell table:formula="of:=[.C282]-[.C281]" office:value-type="float" office:value="27500" calcext:value-type="float">
            <text:p>2750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[.C282]+([.$C$4]*[.B283])" office:value-type="float" office:value="3822650" calcext:value-type="float">
            <text:p>3822650</text:p>
          </table:table-cell>
          <table:table-cell table:formula="of:=[.C283]-[.C282]" office:value-type="float" office:value="27600" calcext:value-type="float">
            <text:p>27600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[.C283]+([.$C$4]*[.B284])" office:value-type="float" office:value="3850350" calcext:value-type="float">
            <text:p>3850350</text:p>
          </table:table-cell>
          <table:table-cell table:formula="of:=[.C284]-[.C283]" office:value-type="float" office:value="27700" calcext:value-type="float">
            <text:p>27700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[.C284]+([.$C$4]*[.B285])" office:value-type="float" office:value="3878150" calcext:value-type="float">
            <text:p>3878150</text:p>
          </table:table-cell>
          <table:table-cell table:formula="of:=[.C285]-[.C284]" office:value-type="float" office:value="27800" calcext:value-type="float">
            <text:p>27800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[.C285]+([.$C$4]*[.B286])" office:value-type="float" office:value="3906050" calcext:value-type="float">
            <text:p>3906050</text:p>
          </table:table-cell>
          <table:table-cell table:formula="of:=[.C286]-[.C285]" office:value-type="float" office:value="27900" calcext:value-type="float">
            <text:p>27900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C286]+([.$C$4]*[.B287])" office:value-type="float" office:value="3934050" calcext:value-type="float">
            <text:p>3934050</text:p>
          </table:table-cell>
          <table:table-cell table:formula="of:=[.C287]-[.C286]" office:value-type="float" office:value="28000" calcext:value-type="float">
            <text:p>28000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[.C287]+([.$C$4]*[.B288])" office:value-type="float" office:value="3962150" calcext:value-type="float">
            <text:p>3962150</text:p>
          </table:table-cell>
          <table:table-cell table:formula="of:=[.C288]-[.C287]" office:value-type="float" office:value="28100" calcext:value-type="float">
            <text:p>28100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[.C288]+([.$C$4]*[.B289])" office:value-type="float" office:value="3990350" calcext:value-type="float">
            <text:p>3990350</text:p>
          </table:table-cell>
          <table:table-cell table:formula="of:=[.C289]-[.C288]" office:value-type="float" office:value="28200" calcext:value-type="float">
            <text:p>28200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[.C289]+([.$C$4]*[.B290])" office:value-type="float" office:value="4018650" calcext:value-type="float">
            <text:p>4018650</text:p>
          </table:table-cell>
          <table:table-cell table:formula="of:=[.C290]-[.C289]" office:value-type="float" office:value="28300" calcext:value-type="float">
            <text:p>28300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[.C290]+([.$C$4]*[.B291])" office:value-type="float" office:value="4047050" calcext:value-type="float">
            <text:p>4047050</text:p>
          </table:table-cell>
          <table:table-cell table:formula="of:=[.C291]-[.C290]" office:value-type="float" office:value="28400" calcext:value-type="float">
            <text:p>28400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[.C291]+([.$C$4]*[.B292])" office:value-type="float" office:value="4075550" calcext:value-type="float">
            <text:p>4075550</text:p>
          </table:table-cell>
          <table:table-cell table:formula="of:=[.C292]-[.C291]" office:value-type="float" office:value="28500" calcext:value-type="float">
            <text:p>28500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[.C292]+([.$C$4]*[.B293])" office:value-type="float" office:value="4104150" calcext:value-type="float">
            <text:p>4104150</text:p>
          </table:table-cell>
          <table:table-cell table:formula="of:=[.C293]-[.C292]" office:value-type="float" office:value="28600" calcext:value-type="float">
            <text:p>28600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[.C293]+([.$C$4]*[.B294])" office:value-type="float" office:value="4132850" calcext:value-type="float">
            <text:p>4132850</text:p>
          </table:table-cell>
          <table:table-cell table:formula="of:=[.C294]-[.C293]" office:value-type="float" office:value="28700" calcext:value-type="float">
            <text:p>28700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C294]+([.$C$4]*[.B295])" office:value-type="float" office:value="4161650" calcext:value-type="float">
            <text:p>4161650</text:p>
          </table:table-cell>
          <table:table-cell table:formula="of:=[.C295]-[.C294]" office:value-type="float" office:value="28800" calcext:value-type="float">
            <text:p>28800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[.C295]+([.$C$4]*[.B296])" office:value-type="float" office:value="4190550" calcext:value-type="float">
            <text:p>4190550</text:p>
          </table:table-cell>
          <table:table-cell table:formula="of:=[.C296]-[.C295]" office:value-type="float" office:value="28900" calcext:value-type="float">
            <text:p>28900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[.C296]+([.$C$4]*[.B297])" office:value-type="float" office:value="4219550" calcext:value-type="float">
            <text:p>4219550</text:p>
          </table:table-cell>
          <table:table-cell table:formula="of:=[.C297]-[.C296]" office:value-type="float" office:value="29000" calcext:value-type="float">
            <text:p>29000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[.C297]+([.$C$4]*[.B298])" office:value-type="float" office:value="4248650" calcext:value-type="float">
            <text:p>4248650</text:p>
          </table:table-cell>
          <table:table-cell table:formula="of:=[.C298]-[.C297]" office:value-type="float" office:value="29100" calcext:value-type="float">
            <text:p>29100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[.C298]+([.$C$4]*[.B299])" office:value-type="float" office:value="4277850" calcext:value-type="float">
            <text:p>4277850</text:p>
          </table:table-cell>
          <table:table-cell table:formula="of:=[.C299]-[.C298]" office:value-type="float" office:value="29200" calcext:value-type="float">
            <text:p>29200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[.C299]+([.$C$4]*[.B300])" office:value-type="float" office:value="4307150" calcext:value-type="float">
            <text:p>4307150</text:p>
          </table:table-cell>
          <table:table-cell table:formula="of:=[.C300]-[.C299]" office:value-type="float" office:value="29300" calcext:value-type="float">
            <text:p>29300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[.C300]+([.$C$4]*[.B301])" office:value-type="float" office:value="4336550" calcext:value-type="float">
            <text:p>4336550</text:p>
          </table:table-cell>
          <table:table-cell table:formula="of:=[.C301]-[.C300]" office:value-type="float" office:value="29400" calcext:value-type="float">
            <text:p>29400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[.C301]+([.$C$4]*[.B302])" office:value-type="float" office:value="4366050" calcext:value-type="float">
            <text:p>4366050</text:p>
          </table:table-cell>
          <table:table-cell table:formula="of:=[.C302]-[.C301]" office:value-type="float" office:value="29500" calcext:value-type="float">
            <text:p>29500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[.C302]+([.$C$4]*[.B303])" office:value-type="float" office:value="4395650" calcext:value-type="float">
            <text:p>4395650</text:p>
          </table:table-cell>
          <table:table-cell table:formula="of:=[.C303]-[.C302]" office:value-type="float" office:value="29600" calcext:value-type="float">
            <text:p>29600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[.C303]+([.$C$4]*[.B304])" office:value-type="float" office:value="4425350" calcext:value-type="float">
            <text:p>4425350</text:p>
          </table:table-cell>
          <table:table-cell table:formula="of:=[.C304]-[.C303]" office:value-type="float" office:value="29700" calcext:value-type="float">
            <text:p>29700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[.C304]+([.$C$4]*[.B305])" office:value-type="float" office:value="4455150" calcext:value-type="float">
            <text:p>4455150</text:p>
          </table:table-cell>
          <table:table-cell table:formula="of:=[.C305]-[.C304]" office:value-type="float" office:value="29800" calcext:value-type="float">
            <text:p>2980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[.C305]+([.$C$4]*[.B306])" office:value-type="float" office:value="4485050" calcext:value-type="float">
            <text:p>4485050</text:p>
          </table:table-cell>
          <table:table-cell table:formula="of:=[.C306]-[.C305]" office:value-type="float" office:value="29900" calcext:value-type="float">
            <text:p>2990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C306]+([.$C$4]*[.B307])" office:value-type="float" office:value="4515050" calcext:value-type="float">
            <text:p>4515050</text:p>
          </table:table-cell>
          <table:table-cell table:formula="of:=[.C307]-[.C306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[.C307]+([.$C$4]*[.B308])" office:value-type="float" office:value="4545150" calcext:value-type="float">
            <text:p>4545150</text:p>
          </table:table-cell>
          <table:table-cell table:formula="of:=[.C308]-[.C307]" office:value-type="float" office:value="30100" calcext:value-type="float">
            <text:p>30100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[.C308]+([.$C$4]*[.B309])" office:value-type="float" office:value="4575350" calcext:value-type="float">
            <text:p>4575350</text:p>
          </table:table-cell>
          <table:table-cell table:formula="of:=[.C309]-[.C308]" office:value-type="float" office:value="30200" calcext:value-type="float">
            <text:p>30200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[.C309]+([.$C$4]*[.B310])" office:value-type="float" office:value="4605650" calcext:value-type="float">
            <text:p>4605650</text:p>
          </table:table-cell>
          <table:table-cell table:formula="of:=[.C310]-[.C309]" office:value-type="float" office:value="30300" calcext:value-type="float">
            <text:p>3030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[.C310]+([.$C$4]*[.B311])" office:value-type="float" office:value="4636050" calcext:value-type="float">
            <text:p>4636050</text:p>
          </table:table-cell>
          <table:table-cell table:formula="of:=[.C311]-[.C310]" office:value-type="float" office:value="30400" calcext:value-type="float">
            <text:p>3040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[.C311]+([.$C$4]*[.B312])" office:value-type="float" office:value="4666550" calcext:value-type="float">
            <text:p>4666550</text:p>
          </table:table-cell>
          <table:table-cell table:formula="of:=[.C312]-[.C311]" office:value-type="float" office:value="30500" calcext:value-type="float">
            <text:p>3050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[.C312]+([.$C$4]*[.B313])" office:value-type="float" office:value="4697150" calcext:value-type="float">
            <text:p>4697150</text:p>
          </table:table-cell>
          <table:table-cell table:formula="of:=[.C313]-[.C312]" office:value-type="float" office:value="30600" calcext:value-type="float">
            <text:p>3060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[.C313]+([.$C$4]*[.B314])" office:value-type="float" office:value="4727850" calcext:value-type="float">
            <text:p>4727850</text:p>
          </table:table-cell>
          <table:table-cell table:formula="of:=[.C314]-[.C313]" office:value-type="float" office:value="30700" calcext:value-type="float">
            <text:p>3070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[.C314]+([.$C$4]*[.B315])" office:value-type="float" office:value="4758650" calcext:value-type="float">
            <text:p>4758650</text:p>
          </table:table-cell>
          <table:table-cell table:formula="of:=[.C315]-[.C314]" office:value-type="float" office:value="30800" calcext:value-type="float">
            <text:p>3080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[.C315]+([.$C$4]*[.B316])" office:value-type="float" office:value="4789550" calcext:value-type="float">
            <text:p>4789550</text:p>
          </table:table-cell>
          <table:table-cell table:formula="of:=[.C316]-[.C315]" office:value-type="float" office:value="30900" calcext:value-type="float">
            <text:p>3090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[.C316]+([.$C$4]*[.B317])" office:value-type="float" office:value="4820550" calcext:value-type="float">
            <text:p>4820550</text:p>
          </table:table-cell>
          <table:table-cell table:formula="of:=[.C317]-[.C316]" office:value-type="float" office:value="31000" calcext:value-type="float">
            <text:p>3100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[.C317]+([.$C$4]*[.B318])" office:value-type="float" office:value="4851650" calcext:value-type="float">
            <text:p>4851650</text:p>
          </table:table-cell>
          <table:table-cell table:formula="of:=[.C318]-[.C317]" office:value-type="float" office:value="31100" calcext:value-type="float">
            <text:p>31100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[.C318]+([.$C$4]*[.B319])" office:value-type="float" office:value="4882850" calcext:value-type="float">
            <text:p>4882850</text:p>
          </table:table-cell>
          <table:table-cell table:formula="of:=[.C319]-[.C318]" office:value-type="float" office:value="31200" calcext:value-type="float">
            <text:p>31200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[.C319]+([.$C$4]*[.B320])" office:value-type="float" office:value="4914150" calcext:value-type="float">
            <text:p>4914150</text:p>
          </table:table-cell>
          <table:table-cell table:formula="of:=[.C320]-[.C319]" office:value-type="float" office:value="31300" calcext:value-type="float">
            <text:p>31300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[.C320]+([.$C$4]*[.B321])" office:value-type="float" office:value="4945550" calcext:value-type="float">
            <text:p>4945550</text:p>
          </table:table-cell>
          <table:table-cell table:formula="of:=[.C321]-[.C320]" office:value-type="float" office:value="31400" calcext:value-type="float">
            <text:p>31400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[.C321]+([.$C$4]*[.B322])" office:value-type="float" office:value="4977050" calcext:value-type="float">
            <text:p>4977050</text:p>
          </table:table-cell>
          <table:table-cell table:formula="of:=[.C322]-[.C321]" office:value-type="float" office:value="31500" calcext:value-type="float">
            <text:p>31500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[.C322]+([.$C$4]*[.B323])" office:value-type="float" office:value="5008650" calcext:value-type="float">
            <text:p>5008650</text:p>
          </table:table-cell>
          <table:table-cell table:formula="of:=[.C323]-[.C322]" office:value-type="float" office:value="31600" calcext:value-type="float">
            <text:p>31600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[.C323]+([.$C$4]*[.B324])" office:value-type="float" office:value="5040350" calcext:value-type="float">
            <text:p>5040350</text:p>
          </table:table-cell>
          <table:table-cell table:formula="of:=[.C324]-[.C323]" office:value-type="float" office:value="31700" calcext:value-type="float">
            <text:p>31700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[.C324]+([.$C$4]*[.B325])" office:value-type="float" office:value="5072150" calcext:value-type="float">
            <text:p>5072150</text:p>
          </table:table-cell>
          <table:table-cell table:formula="of:=[.C325]-[.C324]" office:value-type="float" office:value="31800" calcext:value-type="float">
            <text:p>31800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[.C325]+([.$C$4]*[.B326])" office:value-type="float" office:value="5104050" calcext:value-type="float">
            <text:p>5104050</text:p>
          </table:table-cell>
          <table:table-cell table:formula="of:=[.C326]-[.C325]" office:value-type="float" office:value="31900" calcext:value-type="float">
            <text:p>319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C326]+([.$C$4]*[.B327])" office:value-type="float" office:value="5136050" calcext:value-type="float">
            <text:p>5136050</text:p>
          </table:table-cell>
          <table:table-cell table:formula="of:=[.C327]-[.C326]" office:value-type="float" office:value="32000" calcext:value-type="float">
            <text:p>32000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[.C327]+([.$C$4]*[.B328])" office:value-type="float" office:value="5168150" calcext:value-type="float">
            <text:p>5168150</text:p>
          </table:table-cell>
          <table:table-cell table:formula="of:=[.C328]-[.C327]" office:value-type="float" office:value="32100" calcext:value-type="float">
            <text:p>32100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[.C328]+([.$C$4]*[.B329])" office:value-type="float" office:value="5200350" calcext:value-type="float">
            <text:p>5200350</text:p>
          </table:table-cell>
          <table:table-cell table:formula="of:=[.C329]-[.C328]" office:value-type="float" office:value="32200" calcext:value-type="float">
            <text:p>32200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[.C329]+([.$C$4]*[.B330])" office:value-type="float" office:value="5232650" calcext:value-type="float">
            <text:p>5232650</text:p>
          </table:table-cell>
          <table:table-cell table:formula="of:=[.C330]-[.C329]" office:value-type="float" office:value="32300" calcext:value-type="float">
            <text:p>32300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[.C330]+([.$C$4]*[.B331])" office:value-type="float" office:value="5265050" calcext:value-type="float">
            <text:p>5265050</text:p>
          </table:table-cell>
          <table:table-cell table:formula="of:=[.C331]-[.C330]" office:value-type="float" office:value="32400" calcext:value-type="float">
            <text:p>32400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[.C331]+([.$C$4]*[.B332])" office:value-type="float" office:value="5297550" calcext:value-type="float">
            <text:p>5297550</text:p>
          </table:table-cell>
          <table:table-cell table:formula="of:=[.C332]-[.C331]" office:value-type="float" office:value="32500" calcext:value-type="float">
            <text:p>32500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[.C332]+([.$C$4]*[.B333])" office:value-type="float" office:value="5330150" calcext:value-type="float">
            <text:p>5330150</text:p>
          </table:table-cell>
          <table:table-cell table:formula="of:=[.C333]-[.C332]" office:value-type="float" office:value="32600" calcext:value-type="float">
            <text:p>32600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[.C333]+([.$C$4]*[.B334])" office:value-type="float" office:value="5362850" calcext:value-type="float">
            <text:p>5362850</text:p>
          </table:table-cell>
          <table:table-cell table:formula="of:=[.C334]-[.C333]" office:value-type="float" office:value="32700" calcext:value-type="float">
            <text:p>32700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C334]+([.$C$4]*[.B335])" office:value-type="float" office:value="5395650" calcext:value-type="float">
            <text:p>5395650</text:p>
          </table:table-cell>
          <table:table-cell table:formula="of:=[.C335]-[.C334]" office:value-type="float" office:value="32800" calcext:value-type="float">
            <text:p>32800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[.C335]+([.$C$4]*[.B336])" office:value-type="float" office:value="5428550" calcext:value-type="float">
            <text:p>5428550</text:p>
          </table:table-cell>
          <table:table-cell table:formula="of:=[.C336]-[.C335]" office:value-type="float" office:value="32900" calcext:value-type="float">
            <text:p>32900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[.C336]+([.$C$4]*[.B337])" office:value-type="float" office:value="5461550" calcext:value-type="float">
            <text:p>5461550</text:p>
          </table:table-cell>
          <table:table-cell table:formula="of:=[.C337]-[.C336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[.C337]+([.$C$4]*[.B338])" office:value-type="float" office:value="5494650" calcext:value-type="float">
            <text:p>5494650</text:p>
          </table:table-cell>
          <table:table-cell table:formula="of:=[.C338]-[.C337]" office:value-type="float" office:value="33100" calcext:value-type="float">
            <text:p>33100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[.C338]+([.$C$4]*[.B339])" office:value-type="float" office:value="5527850" calcext:value-type="float">
            <text:p>5527850</text:p>
          </table:table-cell>
          <table:table-cell table:formula="of:=[.C339]-[.C338]" office:value-type="float" office:value="33200" calcext:value-type="float">
            <text:p>33200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[.C339]+([.$C$4]*[.B340])" office:value-type="float" office:value="5561150" calcext:value-type="float">
            <text:p>5561150</text:p>
          </table:table-cell>
          <table:table-cell table:formula="of:=[.C340]-[.C339]" office:value-type="float" office:value="33300" calcext:value-type="float">
            <text:p>3330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[.C340]+([.$C$4]*[.B341])" office:value-type="float" office:value="5594550" calcext:value-type="float">
            <text:p>5594550</text:p>
          </table:table-cell>
          <table:table-cell table:formula="of:=[.C341]-[.C340]" office:value-type="float" office:value="33400" calcext:value-type="float">
            <text:p>33400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[.C341]+([.$C$4]*[.B342])" office:value-type="float" office:value="5628050" calcext:value-type="float">
            <text:p>5628050</text:p>
          </table:table-cell>
          <table:table-cell table:formula="of:=[.C342]-[.C341]" office:value-type="float" office:value="33500" calcext:value-type="float">
            <text:p>33500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[.C342]+([.$C$4]*[.B343])" office:value-type="float" office:value="5661650" calcext:value-type="float">
            <text:p>5661650</text:p>
          </table:table-cell>
          <table:table-cell table:formula="of:=[.C343]-[.C342]" office:value-type="float" office:value="33600" calcext:value-type="float">
            <text:p>33600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[.C343]+([.$C$4]*[.B344])" office:value-type="float" office:value="5695350" calcext:value-type="float">
            <text:p>5695350</text:p>
          </table:table-cell>
          <table:table-cell table:formula="of:=[.C344]-[.C343]" office:value-type="float" office:value="33700" calcext:value-type="float">
            <text:p>33700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[.C344]+([.$C$4]*[.B345])" office:value-type="float" office:value="5729150" calcext:value-type="float">
            <text:p>5729150</text:p>
          </table:table-cell>
          <table:table-cell table:formula="of:=[.C345]-[.C344]" office:value-type="float" office:value="33800" calcext:value-type="float">
            <text:p>33800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[.C345]+([.$C$4]*[.B346])" office:value-type="float" office:value="5763050" calcext:value-type="float">
            <text:p>5763050</text:p>
          </table:table-cell>
          <table:table-cell table:formula="of:=[.C346]-[.C345]" office:value-type="float" office:value="33900" calcext:value-type="float">
            <text:p>33900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C346]+([.$C$4]*[.B347])" office:value-type="float" office:value="5797050" calcext:value-type="float">
            <text:p>5797050</text:p>
          </table:table-cell>
          <table:table-cell table:formula="of:=[.C347]-[.C346]" office:value-type="float" office:value="34000" calcext:value-type="float">
            <text:p>34000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[.C347]+([.$C$4]*[.B348])" office:value-type="float" office:value="5831150" calcext:value-type="float">
            <text:p>5831150</text:p>
          </table:table-cell>
          <table:table-cell table:formula="of:=[.C348]-[.C347]" office:value-type="float" office:value="34100" calcext:value-type="float">
            <text:p>34100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[.C348]+([.$C$4]*[.B349])" office:value-type="float" office:value="5865350" calcext:value-type="float">
            <text:p>5865350</text:p>
          </table:table-cell>
          <table:table-cell table:formula="of:=[.C349]-[.C348]" office:value-type="float" office:value="34200" calcext:value-type="float">
            <text:p>34200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[.C349]+([.$C$4]*[.B350])" office:value-type="float" office:value="5899650" calcext:value-type="float">
            <text:p>5899650</text:p>
          </table:table-cell>
          <table:table-cell table:formula="of:=[.C350]-[.C349]" office:value-type="float" office:value="34300" calcext:value-type="float">
            <text:p>34300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[.C350]+([.$C$4]*[.B351])" office:value-type="float" office:value="5934050" calcext:value-type="float">
            <text:p>5934050</text:p>
          </table:table-cell>
          <table:table-cell table:formula="of:=[.C351]-[.C350]" office:value-type="float" office:value="34400" calcext:value-type="float">
            <text:p>34400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[.C351]+([.$C$4]*[.B352])" office:value-type="float" office:value="5968550" calcext:value-type="float">
            <text:p>5968550</text:p>
          </table:table-cell>
          <table:table-cell table:formula="of:=[.C352]-[.C351]" office:value-type="float" office:value="34500" calcext:value-type="float">
            <text:p>3450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[.C352]+([.$C$4]*[.B353])" office:value-type="float" office:value="6003150" calcext:value-type="float">
            <text:p>6003150</text:p>
          </table:table-cell>
          <table:table-cell table:formula="of:=[.C353]-[.C352]" office:value-type="float" office:value="34600" calcext:value-type="float">
            <text:p>34600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[.C353]+([.$C$4]*[.B354])" office:value-type="float" office:value="6037850" calcext:value-type="float">
            <text:p>6037850</text:p>
          </table:table-cell>
          <table:table-cell table:formula="of:=[.C354]-[.C353]" office:value-type="float" office:value="34700" calcext:value-type="float">
            <text:p>34700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[.C354]+([.$C$4]*[.B355])" office:value-type="float" office:value="6072650" calcext:value-type="float">
            <text:p>6072650</text:p>
          </table:table-cell>
          <table:table-cell table:formula="of:=[.C355]-[.C354]" office:value-type="float" office:value="34800" calcext:value-type="float">
            <text:p>34800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[.C355]+([.$C$4]*[.B356])" office:value-type="float" office:value="6107550" calcext:value-type="float">
            <text:p>6107550</text:p>
          </table:table-cell>
          <table:table-cell table:formula="of:=[.C356]-[.C355]" office:value-type="float" office:value="34900" calcext:value-type="float">
            <text:p>349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[.C356]+([.$C$4]*[.B357])" office:value-type="float" office:value="6142550" calcext:value-type="float">
            <text:p>6142550</text:p>
          </table:table-cell>
          <table:table-cell table:formula="of:=[.C357]-[.C356]" office:value-type="float" office:value="35000" calcext:value-type="float">
            <text:p>35000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[.C357]+([.$C$4]*[.B358])" office:value-type="float" office:value="6177650" calcext:value-type="float">
            <text:p>6177650</text:p>
          </table:table-cell>
          <table:table-cell table:formula="of:=[.C358]-[.C357]" office:value-type="float" office:value="35100" calcext:value-type="float">
            <text:p>35100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C358]+([.$C$4]*[.B359])" office:value-type="float" office:value="6212850" calcext:value-type="float">
            <text:p>6212850</text:p>
          </table:table-cell>
          <table:table-cell table:formula="of:=[.C359]-[.C358]" office:value-type="float" office:value="35200" calcext:value-type="float">
            <text:p>35200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[.C359]+([.$C$4]*[.B360])" office:value-type="float" office:value="6248150" calcext:value-type="float">
            <text:p>6248150</text:p>
          </table:table-cell>
          <table:table-cell table:formula="of:=[.C360]-[.C359]" office:value-type="float" office:value="35300" calcext:value-type="float">
            <text:p>35300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[.C360]+([.$C$4]*[.B361])" office:value-type="float" office:value="6283550" calcext:value-type="float">
            <text:p>6283550</text:p>
          </table:table-cell>
          <table:table-cell table:formula="of:=[.C361]-[.C360]" office:value-type="float" office:value="35400" calcext:value-type="float">
            <text:p>35400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[.C361]+([.$C$4]*[.B362])" office:value-type="float" office:value="6319050" calcext:value-type="float">
            <text:p>6319050</text:p>
          </table:table-cell>
          <table:table-cell table:formula="of:=[.C362]-[.C361]" office:value-type="float" office:value="35500" calcext:value-type="float">
            <text:p>35500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[.C362]+([.$C$4]*[.B363])" office:value-type="float" office:value="6354650" calcext:value-type="float">
            <text:p>6354650</text:p>
          </table:table-cell>
          <table:table-cell table:formula="of:=[.C363]-[.C362]" office:value-type="float" office:value="35600" calcext:value-type="float">
            <text:p>35600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[.C363]+([.$C$4]*[.B364])" office:value-type="float" office:value="6390350" calcext:value-type="float">
            <text:p>6390350</text:p>
          </table:table-cell>
          <table:table-cell table:formula="of:=[.C364]-[.C363]" office:value-type="float" office:value="35700" calcext:value-type="float">
            <text:p>35700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[.C364]+([.$C$4]*[.B365])" office:value-type="float" office:value="6426150" calcext:value-type="float">
            <text:p>6426150</text:p>
          </table:table-cell>
          <table:table-cell table:formula="of:=[.C365]-[.C364]" office:value-type="float" office:value="35800" calcext:value-type="float">
            <text:p>35800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[.C365]+([.$C$4]*[.B366])" office:value-type="float" office:value="6462050" calcext:value-type="float">
            <text:p>6462050</text:p>
          </table:table-cell>
          <table:table-cell table:formula="of:=[.C366]-[.C365]" office:value-type="float" office:value="35900" calcext:value-type="float">
            <text:p>3590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C366]+([.$C$4]*[.B367])" office:value-type="float" office:value="6498050" calcext:value-type="float">
            <text:p>6498050</text:p>
          </table:table-cell>
          <table:table-cell table:formula="of:=[.C367]-[.C366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[.C367]+([.$C$4]*[.B368])" office:value-type="float" office:value="6534150" calcext:value-type="float">
            <text:p>6534150</text:p>
          </table:table-cell>
          <table:table-cell table:formula="of:=[.C368]-[.C367]" office:value-type="float" office:value="36100" calcext:value-type="float">
            <text:p>36100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[.C368]+([.$C$4]*[.B369])" office:value-type="float" office:value="6570350" calcext:value-type="float">
            <text:p>6570350</text:p>
          </table:table-cell>
          <table:table-cell table:formula="of:=[.C369]-[.C368]" office:value-type="float" office:value="36200" calcext:value-type="float">
            <text:p>36200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[.C369]+([.$C$4]*[.B370])" office:value-type="float" office:value="6606650" calcext:value-type="float">
            <text:p>6606650</text:p>
          </table:table-cell>
          <table:table-cell table:formula="of:=[.C370]-[.C369]" office:value-type="float" office:value="36300" calcext:value-type="float">
            <text:p>36300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[.C370]+([.$C$4]*[.B371])" office:value-type="float" office:value="6643050" calcext:value-type="float">
            <text:p>6643050</text:p>
          </table:table-cell>
          <table:table-cell table:formula="of:=[.C371]-[.C370]" office:value-type="float" office:value="36400" calcext:value-type="float">
            <text:p>36400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[.C371]+([.$C$4]*[.B372])" office:value-type="float" office:value="6679550" calcext:value-type="float">
            <text:p>6679550</text:p>
          </table:table-cell>
          <table:table-cell table:formula="of:=[.C372]-[.C371]" office:value-type="float" office:value="36500" calcext:value-type="float">
            <text:p>36500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[.C372]+([.$C$4]*[.B373])" office:value-type="float" office:value="6716150" calcext:value-type="float">
            <text:p>6716150</text:p>
          </table:table-cell>
          <table:table-cell table:formula="of:=[.C373]-[.C372]" office:value-type="float" office:value="36600" calcext:value-type="float">
            <text:p>36600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[.C373]+([.$C$4]*[.B374])" office:value-type="float" office:value="6752850" calcext:value-type="float">
            <text:p>6752850</text:p>
          </table:table-cell>
          <table:table-cell table:formula="of:=[.C374]-[.C373]" office:value-type="float" office:value="36700" calcext:value-type="float">
            <text:p>36700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[.C374]+([.$C$4]*[.B375])" office:value-type="float" office:value="6789650" calcext:value-type="float">
            <text:p>6789650</text:p>
          </table:table-cell>
          <table:table-cell table:formula="of:=[.C375]-[.C374]" office:value-type="float" office:value="36800" calcext:value-type="float">
            <text:p>36800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[.C375]+([.$C$4]*[.B376])" office:value-type="float" office:value="6826550" calcext:value-type="float">
            <text:p>6826550</text:p>
          </table:table-cell>
          <table:table-cell table:formula="of:=[.C376]-[.C375]" office:value-type="float" office:value="36900" calcext:value-type="float">
            <text:p>36900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[.C376]+([.$C$4]*[.B377])" office:value-type="float" office:value="6863550" calcext:value-type="float">
            <text:p>6863550</text:p>
          </table:table-cell>
          <table:table-cell table:formula="of:=[.C377]-[.C376]" office:value-type="float" office:value="37000" calcext:value-type="float">
            <text:p>3700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[.C377]+([.$C$4]*[.B378])" office:value-type="float" office:value="6900650" calcext:value-type="float">
            <text:p>6900650</text:p>
          </table:table-cell>
          <table:table-cell table:formula="of:=[.C378]-[.C377]" office:value-type="float" office:value="37100" calcext:value-type="float">
            <text:p>37100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[.C378]+([.$C$4]*[.B379])" office:value-type="float" office:value="6937850" calcext:value-type="float">
            <text:p>6937850</text:p>
          </table:table-cell>
          <table:table-cell table:formula="of:=[.C379]-[.C378]" office:value-type="float" office:value="37200" calcext:value-type="float">
            <text:p>37200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[.C379]+([.$C$4]*[.B380])" office:value-type="float" office:value="6975150" calcext:value-type="float">
            <text:p>6975150</text:p>
          </table:table-cell>
          <table:table-cell table:formula="of:=[.C380]-[.C379]" office:value-type="float" office:value="37300" calcext:value-type="float">
            <text:p>37300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[.C380]+([.$C$4]*[.B381])" office:value-type="float" office:value="7012550" calcext:value-type="float">
            <text:p>7012550</text:p>
          </table:table-cell>
          <table:table-cell table:formula="of:=[.C381]-[.C380]" office:value-type="float" office:value="37400" calcext:value-type="float">
            <text:p>37400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[.C381]+([.$C$4]*[.B382])" office:value-type="float" office:value="7050050" calcext:value-type="float">
            <text:p>7050050</text:p>
          </table:table-cell>
          <table:table-cell table:formula="of:=[.C382]-[.C381]" office:value-type="float" office:value="37500" calcext:value-type="float">
            <text:p>37500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[.C382]+([.$C$4]*[.B383])" office:value-type="float" office:value="7087650" calcext:value-type="float">
            <text:p>7087650</text:p>
          </table:table-cell>
          <table:table-cell table:formula="of:=[.C383]-[.C382]" office:value-type="float" office:value="37600" calcext:value-type="float">
            <text:p>37600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[.C383]+([.$C$4]*[.B384])" office:value-type="float" office:value="7125350" calcext:value-type="float">
            <text:p>7125350</text:p>
          </table:table-cell>
          <table:table-cell table:formula="of:=[.C384]-[.C383]" office:value-type="float" office:value="37700" calcext:value-type="float">
            <text:p>37700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[.C384]+([.$C$4]*[.B385])" office:value-type="float" office:value="7163150" calcext:value-type="float">
            <text:p>7163150</text:p>
          </table:table-cell>
          <table:table-cell table:formula="of:=[.C385]-[.C384]" office:value-type="float" office:value="37800" calcext:value-type="float">
            <text:p>37800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[.C385]+([.$C$4]*[.B386])" office:value-type="float" office:value="7201050" calcext:value-type="float">
            <text:p>7201050</text:p>
          </table:table-cell>
          <table:table-cell table:formula="of:=[.C386]-[.C385]" office:value-type="float" office:value="37900" calcext:value-type="float">
            <text:p>37900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[.C386]+([.$C$4]*[.B387])" office:value-type="float" office:value="7239050" calcext:value-type="float">
            <text:p>7239050</text:p>
          </table:table-cell>
          <table:table-cell table:formula="of:=[.C387]-[.C386]" office:value-type="float" office:value="38000" calcext:value-type="float">
            <text:p>38000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[.C387]+([.$C$4]*[.B388])" office:value-type="float" office:value="7277150" calcext:value-type="float">
            <text:p>7277150</text:p>
          </table:table-cell>
          <table:table-cell table:formula="of:=[.C388]-[.C387]" office:value-type="float" office:value="38100" calcext:value-type="float">
            <text:p>38100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[.C388]+([.$C$4]*[.B389])" office:value-type="float" office:value="7315350" calcext:value-type="float">
            <text:p>7315350</text:p>
          </table:table-cell>
          <table:table-cell table:formula="of:=[.C389]-[.C388]" office:value-type="float" office:value="38200" calcext:value-type="float">
            <text:p>38200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[.C389]+([.$C$4]*[.B390])" office:value-type="float" office:value="7353650" calcext:value-type="float">
            <text:p>7353650</text:p>
          </table:table-cell>
          <table:table-cell table:formula="of:=[.C390]-[.C389]" office:value-type="float" office:value="38300" calcext:value-type="float">
            <text:p>38300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[.C390]+([.$C$4]*[.B391])" office:value-type="float" office:value="7392050" calcext:value-type="float">
            <text:p>7392050</text:p>
          </table:table-cell>
          <table:table-cell table:formula="of:=[.C391]-[.C390]" office:value-type="float" office:value="38400" calcext:value-type="float">
            <text:p>38400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[.C391]+([.$C$4]*[.B392])" office:value-type="float" office:value="7430550" calcext:value-type="float">
            <text:p>7430550</text:p>
          </table:table-cell>
          <table:table-cell table:formula="of:=[.C392]-[.C391]" office:value-type="float" office:value="38500" calcext:value-type="float">
            <text:p>38500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[.C392]+([.$C$4]*[.B393])" office:value-type="float" office:value="7469150" calcext:value-type="float">
            <text:p>7469150</text:p>
          </table:table-cell>
          <table:table-cell table:formula="of:=[.C393]-[.C392]" office:value-type="float" office:value="38600" calcext:value-type="float">
            <text:p>38600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[.C393]+([.$C$4]*[.B394])" office:value-type="float" office:value="7507850" calcext:value-type="float">
            <text:p>7507850</text:p>
          </table:table-cell>
          <table:table-cell table:formula="of:=[.C394]-[.C393]" office:value-type="float" office:value="38700" calcext:value-type="float">
            <text:p>38700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[.C394]+([.$C$4]*[.B395])" office:value-type="float" office:value="7546650" calcext:value-type="float">
            <text:p>7546650</text:p>
          </table:table-cell>
          <table:table-cell table:formula="of:=[.C395]-[.C394]" office:value-type="float" office:value="38800" calcext:value-type="float">
            <text:p>38800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[.C395]+([.$C$4]*[.B396])" office:value-type="float" office:value="7585550" calcext:value-type="float">
            <text:p>7585550</text:p>
          </table:table-cell>
          <table:table-cell table:formula="of:=[.C396]-[.C395]" office:value-type="float" office:value="38900" calcext:value-type="float">
            <text:p>38900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[.C396]+([.$C$4]*[.B397])" office:value-type="float" office:value="7624550" calcext:value-type="float">
            <text:p>7624550</text:p>
          </table:table-cell>
          <table:table-cell table:formula="of:=[.C397]-[.C396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[.C397]+([.$C$4]*[.B398])" office:value-type="float" office:value="7663650" calcext:value-type="float">
            <text:p>7663650</text:p>
          </table:table-cell>
          <table:table-cell table:formula="of:=[.C398]-[.C397]" office:value-type="float" office:value="39100" calcext:value-type="float">
            <text:p>39100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[.C398]+([.$C$4]*[.B399])" office:value-type="float" office:value="7702850" calcext:value-type="float">
            <text:p>7702850</text:p>
          </table:table-cell>
          <table:table-cell table:formula="of:=[.C399]-[.C398]" office:value-type="float" office:value="39200" calcext:value-type="float">
            <text:p>39200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[.C399]+([.$C$4]*[.B400])" office:value-type="float" office:value="7742150" calcext:value-type="float">
            <text:p>7742150</text:p>
          </table:table-cell>
          <table:table-cell table:formula="of:=[.C400]-[.C399]" office:value-type="float" office:value="39300" calcext:value-type="float">
            <text:p>39300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[.C400]+([.$C$4]*[.B401])" office:value-type="float" office:value="7781550" calcext:value-type="float">
            <text:p>7781550</text:p>
          </table:table-cell>
          <table:table-cell table:formula="of:=[.C401]-[.C400]" office:value-type="float" office:value="39400" calcext:value-type="float">
            <text:p>39400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[.C401]+([.$C$4]*[.B402])" office:value-type="float" office:value="7821050" calcext:value-type="float">
            <text:p>7821050</text:p>
          </table:table-cell>
          <table:table-cell table:formula="of:=[.C402]-[.C401]" office:value-type="float" office:value="39500" calcext:value-type="float">
            <text:p>39500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[.C402]+([.$C$4]*[.B403])" office:value-type="float" office:value="7860650" calcext:value-type="float">
            <text:p>7860650</text:p>
          </table:table-cell>
          <table:table-cell table:formula="of:=[.C403]-[.C402]" office:value-type="float" office:value="39600" calcext:value-type="float">
            <text:p>39600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[.C403]+([.$C$4]*[.B404])" office:value-type="float" office:value="7900350" calcext:value-type="float">
            <text:p>7900350</text:p>
          </table:table-cell>
          <table:table-cell table:formula="of:=[.C404]-[.C403]" office:value-type="float" office:value="39700" calcext:value-type="float">
            <text:p>39700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[.C404]+([.$C$4]*[.B405])" office:value-type="float" office:value="7940150" calcext:value-type="float">
            <text:p>7940150</text:p>
          </table:table-cell>
          <table:table-cell table:formula="of:=[.C405]-[.C404]" office:value-type="float" office:value="39800" calcext:value-type="float">
            <text:p>39800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[.C405]+([.$C$4]*[.B406])" office:value-type="float" office:value="7980050" calcext:value-type="float">
            <text:p>7980050</text:p>
          </table:table-cell>
          <table:table-cell table:formula="of:=[.C406]-[.C405]" office:value-type="float" office:value="39900" calcext:value-type="float">
            <text:p>3990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C406]+([.$C$4]*[.B407])" office:value-type="float" office:value="8020050" calcext:value-type="float">
            <text:p>8020050</text:p>
          </table:table-cell>
          <table:table-cell table:formula="of:=[.C407]-[.C406]" office:value-type="float" office:value="40000" calcext:value-type="float">
            <text:p>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20:29:21.779062547</meta:creation-date>
    <dc:date>2015-12-22T20:34:48.672964269</dc:date>
    <meta:editing-duration>P0D</meta:editing-duration>
    <meta:editing-cycles>1</meta:editing-cycles>
    <meta:document-statistic meta:table-count="1" meta:cell-count="1210" meta:object-count="0"/>
    <meta:generator>LibreOffice/4.2.8.2$Linux_X86_64 LibreOffice_project/420m0$Build-2</meta:generator>
  </office:meta>
</office:document-meta>
</file>